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2"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55cm"/>
    </style:style>
    <style:style style:name="co2" style:family="table-column">
      <style:table-column-properties fo:break-before="auto" style:column-width="5.5cm"/>
    </style:style>
    <style:style style:name="ro1" style:family="table-row">
      <style:table-row-properties style:row-height="0.695cm" fo:break-before="auto" style:use-optimal-row-height="true"/>
    </style:style>
    <style:style style:name="ro2" style:family="table-row">
      <style:table-row-properties style:row-height="0.727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1cm" fo:break-before="auto" style:use-optimal-row-height="true"/>
    </style:style>
    <style:style style:name="ro7" style:family="table-row">
      <style:table-row-properties style:row-height="0.736cm" fo:break-before="auto" style:use-optimal-row-height="true"/>
    </style:style>
    <style:style style:name="ro8" style:family="table-row">
      <style:table-row-properties style:row-height="0.515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1.236cm" fo:break-before="auto" style:use-optimal-row-height="true"/>
    </style:style>
    <style:style style:name="ta1" style:family="table" style:master-page-name="Default">
      <style:table-properties table:display="true" style:writing-mode="lr-tb" tableooo:tab-color="#000000"/>
    </style:style>
    <style:style style:name="ta2" style:family="table" style:master-page-name="Default">
      <style:table-properties table:display="true" style:writing-mode="lr-tb" tableooo:tab-color="#481d32"/>
    </style:style>
    <style:style style:name="ta4" style:family="table" style:master-page-name="Default">
      <style:table-properties table:display="true" style:writing-mode="lr-tb" tableooo:tab-color="#ffb66c"/>
    </style:style>
    <style:style style:name="ta5" style:family="table" style:master-page-name="Default">
      <style:table-properties table:display="true" style:writing-mode="lr-tb" tableooo:tab-color="#355269"/>
    </style:style>
    <style:style style:name="ta6" style:family="table" style:master-page-name="Default">
      <style:table-properties table:display="true" style:writing-mode="lr-tb" tableooo:tab-color="#383d3c"/>
    </style:style>
    <style:style style:name="ta7" style:family="table" style:master-page-name="Default">
      <style:table-properties table:display="true" style:writing-mode="lr-tb" tableooo:tab-color="#b4c7dc"/>
    </style:style>
    <style:style style:name="ta8" style:family="table" style:master-page-name="Default">
      <style:table-properties table:display="true" style:writing-mode="lr-tb" tableooo:tab-color="#ff3838"/>
    </style:style>
    <style:style style:name="ta9" style:family="table" style:master-page-name="Default">
      <style:table-properties table:display="true" style:writing-mode="lr-tb" tableooo:tab-color="#395511"/>
    </style:style>
    <style:style style:name="ta10" style:family="table" style:master-page-name="Default">
      <style:table-properties table:display="true" style:writing-mode="lr-tb" tableooo:tab-color="#666666"/>
    </style:style>
    <style:style style:name="ta11" style:family="table" style:master-page-name="Default">
      <style:table-properties table:display="true" style:writing-mode="lr-tb" tableooo:tab-color="#168253"/>
    </style:style>
    <style:style style:name="ta12" style:family="table" style:master-page-name="Default">
      <style:table-properties table:display="true" style:writing-mode="lr-tb" tableooo:tab-color="#443205"/>
    </style:style>
    <style:style style:name="ta13" style:family="table" style:master-page-name="Default">
      <style:table-properties table:display="true" style:writing-mode="lr-tb" tableooo:tab-color="#55308d"/>
    </style:style>
    <style:style style:name="ce2" style:family="table-cell" style:parent-style-name="CalcColorBox"/>
    <style:style style:name="ce3" style:family="table-cell" style:parent-style-name="CalcColorBox"/>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style-name="VerticalSpacing" table:number-columns-repeated="64"/>
        </table:table-row>
        <table:table-row table:style-name="ro4">
          <table:table-cell/>
          <table:table-cell table:style-name="StandardEmphasis" office:value-type="string" calcext:value-type="string">
            <text:p>Thank you for using SFCalcShee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quot;; &quot;This file is in the public domain and was originally created by Dennis Murczak &lt;https://github.com/lortordermur/&gt;.&quot;)" office:value-type="string" office:string-value="This file is in the public domain and was originally created by Dennis Murczak &lt;https://github.com/lortordermur/&gt;." calcext:value-type="string">
            <text:p>This file is in the public domain and was originally created by Dennis Murczak &lt;https://github.com/lortordermur/&g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wiki/Formulas&quot;; &quot;The mathematical formulas can be looked up on the wiki.&quot;)" office:value-type="string" office:string-value="The mathematical formulas can be looked up on the wiki." calcext:value-type="string">
            <text:p>The mathematical formulas can be looked up on the wiki.</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issues&quot;; &quot;For feature wishes and bug/error reports please use the issue tracker on GitHub.&quot;)" office:value-type="string" office:string-value="For feature wishes and bug/error reports please use the issue tracker on GitHub." calcext:value-type="string">
            <text:p>For feature wishes and bug/error reports please use the issue tracker on GitHub.</text:p>
          </table:table-cell>
          <table:table-cell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able:number-columns-spanned="6" table:number-rows-spanned="1">
            <text:p>Some of the formulas used in this spreadsheet are vastly simplified and partly imprecise, and should thus not be used for serious scientific work.</text:p>
          </table:table-cell>
          <table:covered-table-cell table:number-columns-repeated="5"/>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Conversion</text:p>
          </table:table-cell>
          <table:table-cell office:value-type="string" calcext:value-type="string">
            <text:p>Unit conversion</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Impact</text:p>
          </table:table-cell>
          <table:table-cell office:value-type="string" calcext:value-type="string">
            <text:p>Impact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Travel calculators</text:p>
          </table:table-cell>
          <table:table-cell table:number-columns-repeated="61"/>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ext:p>v0.01 (2020-04-30)</text:p>
          </table:table-cell>
          <table:table-cell table:style-name="StandardWrap" office:value-type="string" calcext:value-type="string" table:number-columns-spanned="5" table:number-rows-spanned="1">
            <text:p>Initial release</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2 (2020-05-01)</text:p>
          </table:table-cell>
          <table:table-cell table:style-name="StandardWrap" office:value-type="string" calcext:value-type="string" table:number-columns-spanned="5" table:number-rows-spanned="1">
            <text:p>Added formulas: Spectral type, Roche limit; new calculators: Population density, city area; prettier number formatting</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3 (2020-05-09)</text:p>
          </table:table-cell>
          <table:table-cell table:style-name="StandardWrap" office:value-type="string" calcext:value-type="string" table:number-columns-spanned="5" table:number-rows-spanned="1">
            <text:p>Added converter: m/s ↔ km/h; calculator: Uniform acceleration; typos and some number formatting fixed</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4 (2020-05-11)</text:p>
          </table:table-cell>
          <table:table-cell table:style-name="StandardWrap" office:value-type="string" calcext:value-type="string" table:number-columns-spanned="5" table:number-rows-spanned="1">
            <text:p>Added calculator: Vehicle mass and personnel; explanatory footnotes for some calculators</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5 (2020-05-14)</text:p>
          </table:table-cell>
          <table:table-cell table:style-name="StandardWrap" office:value-type="string" calcext:value-type="string" table:number-columns-spanned="5" table:number-rows-spanned="1">
            <text:p>Added calculators: Body weight, structure properties and resources, Schwarzschild black hole properties, neutron matter explosion; colored tabs</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6 (2020-05-17)</text:p>
          </table:table-cell>
          <table:table-cell table:style-name="StandardWrap" office:value-type="string" calcext:value-type="string" table:number-columns-spanned="5" table:number-rows-spanned="1">
            <text:p>Added calculator: Star color; readability fixes; more realistic crater size formula; neutronium mass comparisons</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7 (2020-05-23)</text:p>
          </table:table-cell>
          <table:table-cell table:style-name="StandardWrap" office:value-type="string" calcext:value-type="string" table:number-columns-spanned="5" table:number-rows-spanned="1">
            <text:p>Numerous small fixes; more consistent number formatting; added converters: km ↔ AU, mass converter; added calculators: tidal forces, vegetation color</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8 (2020-05-31)</text:p>
          </table:table-cell>
          <table:table-cell table:style-name="StandardWrap" office:value-type="string" calcext:value-type="string" table:number-columns-spanned="5" table:number-rows-spanned="1">
            <text:p>Text, math and layout fixes; new sheet: Conversion; length/area/volume/mass &amp; weight/temperature SI ↔ USCS converters; new calculator: Terrestrial travel time</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9 (2020-08-08)</text:p>
          </table:table-cell>
          <table:table-cell table:style-name="StandardWrap" office:value-type="string" calcext:value-type="string" table:number-columns-spanned="5" table:number-rows-spanned="1">
            <text:p>Added formula: Hill sphere calculation; minor fixes; new calculators: Binary orbit, bomb blast</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10 (2020-09-07)</text:p>
          </table:table-cell>
          <table:table-cell table:style-name="StandardWrap" office:value-type="string" calcext:value-type="string" table:number-columns-spanned="5" table:number-rows-spanned="1">
            <text:p>Document metadata update; full Google Sheets compatibility</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11 (2020-09-08)</text:p>
          </table:table-cell>
          <table:table-cell table:style-name="StandardWrap" office:value-type="string" calcext:value-type="string" table:number-columns-spanned="5" table:number-rows-spanned="1">
            <text:p>A couple of visual tweaks; full Microsoft 365 compatibility</text:p>
          </table:table-cell>
          <table:covered-table-cell table:number-columns-repeated="3" table:style-name="StandardWrap"/>
          <table:covered-table-cell table:style-name="Default"/>
          <table:table-cell table:number-columns-repeated="57"/>
        </table:table-row>
        <table:table-row table:style-name="ro4" table:number-rows-repeated="1048530">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7">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8">
          <table:table-cell/>
          <table:table-cell table:style-name="ConstantBoxTop" table:number-columns-repeated="6"/>
          <table:table-cell table:number-columns-repeated="57"/>
        </table:table-row>
        <table:table-row table:style-name="ro8">
          <table:table-cell/>
          <table:table-cell table:style-name="ConstantEmphasis" office:value-type="string" calcext:value-type="string">
            <text:p>Magnitud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number-columns-repeated="57"/>
        </table:table-row>
        <table:table-row table:style-name="ro8">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emperatur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style-name="Constant" office:value-type="string" calcext:value-type="string">
            <text:p>Photon distrb. const.¹¹</text:p>
          </table:table-cell>
          <table:table-cell table:style-name="ConstantValue" office:value-type="float" office:value="3669.7" calcext:value-type="float">
            <text:p>3669,7</text:p>
          </table:table-cell>
          <table:table-cell table:style-name="Constant" office:value-type="string" calcext:value-type="string">
            <text:p>µm 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Luminos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Illumin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Energ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Dirac constant</text:p>
          </table:table-cell>
          <table:table-cell table:style-name="ConstantValueScientific" office:value-type="float" office:value="1.054571596E-034" calcext:value-type="float">
            <text:p>1,0546E-34</text:p>
          </table:table-cell>
          <table:table-cell table:style-name="Constant" office:value-type="string" calcext:value-type="string">
            <text:p>J 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Foe (supernova energy)</text:p>
          </table:table-cell>
          <table:table-cell table:style-name="ConstantValueScientific" office:value-type="float" office:value="1E+044" calcext:value-type="float">
            <text:p>1,0000E+44</text:p>
          </table:table-cell>
          <table:table-cell table:style-name="Constant" office:value-type="string" calcext:value-type="string">
            <text:p>J</text:p>
          </table:table-cell>
          <table:table-cell table:style-name="Constant"/>
          <table:table-cell table:style-name="ConstantValueScientific"/>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iz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oon’s radius</text:p>
          </table:table-cell>
          <table:table-cell table:style-name="ConstantValue" table:formula="of:=FIXED(1738; 0)" office:value-type="string" office:string-value="1.738" calcext:value-type="string">
            <text:p>1.738</text:p>
          </table:table-cell>
          <table:table-cell table:style-name="Constant" office:value-type="string" calcext:value-type="string">
            <text:p>km</text:p>
          </table:table-cell>
          <table:table-cell table:style-name="Constant" office:value-type="string" calcext:value-type="string">
            <text:p>Earth’s radius</text:p>
          </table:table-cell>
          <table:table-cell table:style-name="ConstantValue" table:formula="of:=FIXED(6371; 0)" office:value-type="string" office:string-value="6.371" calcext:value-type="string">
            <text:p>6.371</text:p>
          </table:table-cell>
          <table:table-cell table:style-name="Constant" office:value-type="string" calcext:value-type="string">
            <text:p>km</text:p>
          </table:table-cell>
          <table:table-cell table:number-columns-repeated="57"/>
        </table:table-row>
        <table:table-row table:style-name="ro8">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as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Grav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8">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01" calcext:value-type="float">
            <text:p>1,0993E-06</text:p>
          </table:table-cell>
          <table:table-cell table:style-name="Constant" office:value-type="string" calcext:value-type="string">
            <text:p>m/s²</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m/s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Compact matter</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number-columns-repeated="57"/>
        </table:table-row>
        <table:table-row table:style-name="ro8">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Physical propertie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Earth’s density</text:p>
          </table:table-cell>
          <table:table-cell table:style-name="ConstantValue" office:value-type="float" office:value="5.51" calcext:value-type="float">
            <text:p>5,51</text:p>
          </table:table-cell>
          <table:table-cell table:style-name="Constant" office:value-type="string" calcext:value-type="string">
            <text:p>g/cm³</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style-name="Constant" office:value-type="string" calcext:value-type="string">
            <text:p>Air density at sea level</text:p>
          </table:table-cell>
          <table:table-cell table:style-name="ConstantValue" office:value-type="float" office:value="1.225" calcext:value-type="float">
            <text:p>1,225</text:p>
          </table:table-cell>
          <table:table-cell table:style-name="Constant" office:value-type="string" calcext:value-type="string">
            <text:p>kg/m³</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Dist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im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peed</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peed of light</text:p>
          </table:table-cell>
          <table:table-cell table:style-name="ConstantValue" table:formula="of:=FIXED(299792458; 0)" office:value-type="string" office:string-value="299.792.458" calcext:value-type="string">
            <text:p>299.792.458</text:p>
          </table:table-cell>
          <table:table-cell table:style-name="Constant" office:value-type="string" calcext:value-type="string">
            <text:p>m/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Unit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nt. inch</text:p>
          </table:table-cell>
          <table:table-cell table:style-name="ConstantValue" table:formula="of:=InternationalYard / 36" office:value-type="float" office:value="0.0254" calcext:value-type="float">
            <text:p>0,0254</text:p>
          </table:table-cell>
          <table:table-cell table:style-name="Constant" office:value-type="string" calcext:value-type="string">
            <text:p>m</text:p>
          </table:table-cell>
          <table:table-cell table:style-name="Constant" office:value-type="string" calcext:value-type="string">
            <text:p>Int. foot</text:p>
          </table:table-cell>
          <table:table-cell table:style-name="ConstantValue" table:formula="of:=InternationalYard / 3" office:value-type="float" office:value="0.3048" calcext:value-type="float">
            <text:p>0,304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Int. yard</text:p>
          </table:table-cell>
          <table:table-cell table:style-name="ConstantValue" office:value-type="float" office:value="0.9144" calcext:value-type="float">
            <text:p>0,9144</text:p>
          </table:table-cell>
          <table:table-cell table:style-name="Constant" office:value-type="string" calcext:value-type="string">
            <text:p>m</text:p>
          </table:table-cell>
          <table:table-cell table:style-name="Constant" office:value-type="string" calcext:value-type="string">
            <text:p>Int. mile</text:p>
          </table:table-cell>
          <table:table-cell table:style-name="ConstantValue" table:formula="of:=1760 * InternationalYard" office:value-type="float" office:value="1609.344" calcext:value-type="float">
            <text:p>1609,344</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Square foot</text:p>
          </table:table-cell>
          <table:table-cell table:style-name="ConstantValue" office:value-type="float" office:value="0.09290341" calcext:value-type="float">
            <text:p>0,09290341</text:p>
          </table:table-cell>
          <table:table-cell table:style-name="Constant" office:value-type="string" calcext:value-type="string">
            <text:p>m²</text:p>
          </table:table-cell>
          <table:table-cell table:style-name="Constant" office:value-type="string" calcext:value-type="string">
            <text:p>Acre</text:p>
          </table:table-cell>
          <table:table-cell table:style-name="ConstantValue" office:value-type="float" office:value="4046.873" calcext:value-type="float">
            <text:p>4046,873</text:p>
          </table:table-cell>
          <table:table-cell table:style-name="Constant" office:value-type="string" calcext:value-type="string">
            <text:p>m²</text:p>
          </table:table-cell>
          <table:table-cell table:number-columns-repeated="57"/>
        </table:table-row>
        <table:table-row table:style-name="ro8">
          <table:table-cell/>
          <table:table-cell table:style-name="Constant" office:value-type="string" calcext:value-type="string">
            <text:p>Square mile</text:p>
          </table:table-cell>
          <table:table-cell table:style-name="ConstantValue" table:formula="of:=InternationalMile^2" office:value-type="float" office:value="2589988.110336" calcext:value-type="float">
            <text:p>2589988,110336</text:p>
          </table:table-cell>
          <table:table-cell table:style-name="Constant" office:value-type="string" calcext:value-type="string">
            <text:p>m²</text:p>
          </table:table-cell>
          <table:table-cell table:style-name="Constant" office:value-type="string" calcext:value-type="string">
            <text:p>Cubic inch</text:p>
          </table:table-cell>
          <table:table-cell table:style-name="ConstantValue" table:formula="of:=InternationalInch^3" office:value-type="float" office:value="0.000016387064" calcext:value-type="float">
            <text:p>1,6387064E-05</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Cubic foot</text:p>
          </table:table-cell>
          <table:table-cell table:style-name="ConstantValue" table:formula="of:=InternationalFoot^3" office:value-type="float" office:value="0.028316846592" calcext:value-type="float">
            <text:p>0,028316846592</text:p>
          </table:table-cell>
          <table:table-cell table:style-name="Constant" office:value-type="string" calcext:value-type="string">
            <text:p>m³</text:p>
          </table:table-cell>
          <table:table-cell table:style-name="Constant" office:value-type="string" calcext:value-type="string">
            <text:p>Cubic mile</text:p>
          </table:table-cell>
          <table:table-cell table:style-name="ConstantValue" table:formula="of:=InternationalMile^3" office:value-type="float" office:value="4168181825.44058" calcext:value-type="float">
            <text:p>4168181825,44058</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Ounce</text:p>
          </table:table-cell>
          <table:table-cell table:style-name="ConstantValue" office:value-type="float" office:value="0.028349523125" calcext:value-type="float">
            <text:p>0,028349523125</text:p>
          </table:table-cell>
          <table:table-cell table:style-name="Constant" office:value-type="string" calcext:value-type="string">
            <text:p>kg</text:p>
          </table:table-cell>
          <table:table-cell table:style-name="Constant" office:value-type="string" calcext:value-type="string">
            <text:p>Pound</text:p>
          </table:table-cell>
          <table:table-cell table:style-name="ConstantValue" table:formula="of:=Ounce * 16" office:value-type="float" office:value="0.45359237" calcext:value-type="float">
            <text:p>0,45359237</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Ton</text:p>
          </table:table-cell>
          <table:table-cell table:style-name="ConstantValue" table:formula="of:=Ounce * 32000" office:value-type="float" office:value="907.18474" calcext:value-type="float">
            <text:p>907,18474</text:p>
          </table:table-cell>
          <table:table-cell table:style-name="Constant" office:value-type="string" calcext:value-type="string">
            <text:p>k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iscallenou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5th root of 100</text:p>
          </table:table-cell>
          <table:table-cell table:style-name="ConstantValue" table:formula="of:=100^(1 / 5)" office:value-type="float" office:value="2.51188643150958" calcext:value-type="float">
            <text:p>2,51188643150958</text:p>
          </table:table-cell>
          <table:table-cell table:style-name="Constant" table:number-columns-repeated="4"/>
          <table:table-cell table:number-columns-repeated="57"/>
        </table:table-row>
        <table:table-row table:style-name="ro8">
          <table:table-cell/>
          <table:table-cell table:style-name="Constant" table:number-columns-repeated="6"/>
          <table:table-cell table:number-columns-repeated="57"/>
        </table:table-row>
        <table:table-row table:style-name="ro4">
          <table:table-cell/>
          <table:table-cell table:style-name="ConstantRemark" office:value-type="string" calcext:value-type="string" table:number-columns-spanned="3" table:number-rows-spanned="1">
            <text:p>¹ En.o.: Energy of </text:p>
          </table:table-cell>
          <table:covered-table-cell table:number-columns-repeated="2"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9">
          <table:table-cell/>
          <table:table-cell table:style-name="ConstantRemark" office:value-type="string" calcext:value-type="string" table:number-columns-spanned="3" table:number-rows-spanned="1">
            <text:p>³ Illuminance is the power of vIsible light incident on a surface.</text:p>
          </table:table-cell>
          <table:covered-table-cell table:number-columns-repeated="2"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number-columns-repeated="2"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number-columns-repeated="2"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number-columns-repeated="2"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¹¹ Photon distribution constant</text:p>
          </table:table-cell>
          <table:covered-table-cell table:number-columns-repeated="2"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8">
          <table:table-cell/>
          <table:table-cell table:style-name="ConstantBoxBottom" table:number-columns-repeated="6"/>
          <table:table-cell table:number-columns-repeated="57"/>
        </table:table-row>
        <table:table-row table:style-name="ro4" table:number-rows-repeated="1048474">
          <table:table-cell table:number-columns-repeated="64"/>
        </table:table-row>
        <table:table-row table:style-name="ro4">
          <table:table-cell table:number-columns-repeated="64"/>
        </table:table-row>
      </table:table>
      <table:table table:name="Conversion" table:style-name="ta13"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Unit conversion</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alcResult"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parsec =</text:p>
          </table:table-cell>
          <table:table-cell table:style-name="CalcResult"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49600000" calcext:value-type="float">
            <text:p>149600000</text:p>
          </table:table-cell>
          <table:table-cell table:style-name="Calc" office:value-type="string" calcext:value-type="string">
            <text:p>km =</text:p>
          </table:table-cell>
          <table:table-cell table:style-name="CalcResult" table:formula="of:=COM.MICROSOFT.IFS([.F18] &lt; 10; ROUND([.F18]; 4); [.F18] &lt; 100; ROUND([.F18]; 2); [.F18] &lt; 10^12; FIXED([.F18]; 0); [.F18] &gt;= 10^12; [.F18])" office:value-type="float" office:value="1" calcext:value-type="float">
            <text:p>1</text:p>
          </table:table-cell>
          <table:table-cell table:style-name="Calc" office:value-type="string" calcext:value-type="string">
            <text:p>AU</text:p>
          </table:table-cell>
          <table:table-cell table:style-name="InterimResult" table:formula="of:=[.B18] * 1000 / AstroUnit" office:value-type="float" office:value="1.00001423349136" calcext:value-type="float">
            <text:p>1,00001423349136</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AU =</text:p>
          </table:table-cell>
          <table:table-cell table:style-name="CalcResult" table:formula="of:=IF([.F21] &lt; 10^12; FIXED([.F21]; 0); [.F21])" office:value-type="string" office:string-value="149.597.871" calcext:value-type="string">
            <text:p>149.597.871</text:p>
          </table:table-cell>
          <table:table-cell table:style-name="Calc" office:value-type="string" calcext:value-type="string">
            <text:p>km</text:p>
          </table:table-cell>
          <table:table-cell table:style-name="InterimResult" table:formula="of:=[.B21] * AstroUnit / 1000" office:value-type="float" office:value="149597870.7" calcext:value-type="float">
            <text:p>149597870,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50" calcext:value-type="float">
            <text:p>50</text:p>
          </table:table-cell>
          <table:table-cell table:style-name="Calc" office:value-type="string" calcext:value-type="string">
            <text:p>m/s =</text:p>
          </table:table-cell>
          <table:table-cell table:style-name="CalcResult" table:formula="of:=COM.MICROSOFT.IFS([.F27] &lt; 100; ROUND([.F27]; 2); [.F27] &lt; 1000; ROUND([.F27]; 1); [.F27] &gt;= 1000; FIXED([.F27]; 0))" office:value-type="float" office:value="180" calcext:value-type="float">
            <text:p>180</text:p>
          </table:table-cell>
          <table:table-cell table:style-name="Calc" office:value-type="string" calcext:value-type="string">
            <text:p>km/h</text:p>
          </table:table-cell>
          <table:table-cell table:style-name="InterimResult" table:formula="of:=[.B27] * 3.6" office:value-type="float" office:value="180" calcext:value-type="float">
            <text:p>180</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Calc" office:value-type="string" calcext:value-type="string">
            <text:p>km/h =</text:p>
          </table:table-cell>
          <table:table-cell table:style-name="CalcResult" table:formula="of:=COM.MICROSOFT.IFS([.F30] &lt; 100; ROUND([.F30]; 2); [.F30] &lt; 1000; ROUND([.F30]; 1); [.F30] &gt;= 1000; FIXED([.F30]; 0))" office:value-type="float" office:value="27.78" calcext:value-type="float">
            <text:p>27,78</text:p>
          </table:table-cell>
          <table:table-cell table:style-name="Calc" office:value-type="string" calcext:value-type="string">
            <text:p>m/s</text:p>
          </table:table-cell>
          <table:table-cell table:style-name="InterimResult" table:formula="of:=[.B30] / 3.6" office:value-type="float" office:value="27.7777777777778" calcext:value-type="float">
            <text:p>27,7777777777778</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mperatur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2"/>
          <table:table-cell table:number-columns-repeated="55"/>
        </table:table-row>
        <table:table-row table:style-name="ro8">
          <table:table-cell/>
          <table:table-cell table:style-name="Input" office:value-type="float" office:value="300" calcext:value-type="float">
            <text:p>300</text:p>
          </table:table-cell>
          <table:table-cell table:style-name="Calc" office:value-type="string" calcext:value-type="string">
            <text:p>K =</text:p>
          </table:table-cell>
          <table:table-cell table:style-name="CalcResult" table:formula="of:=ROUND([.H36]; 2)" office:value-type="float" office:value="26.85" calcext:value-type="float">
            <text:p>26,85</text:p>
          </table:table-cell>
          <table:table-cell table:style-name="Calc" office:value-type="string" calcext:value-type="string">
            <text:p>°C or</text:p>
          </table:table-cell>
          <table:table-cell table:style-name="CalcResult" table:formula="of:=ROUND([.I36]; 2)" office:value-type="float" office:value="80.33" calcext:value-type="float">
            <text:p>80,33</text:p>
          </table:table-cell>
          <table:table-cell table:style-name="Calc" office:value-type="string" calcext:value-type="string">
            <text:p>°F</text:p>
          </table:table-cell>
          <table:table-cell table:style-name="InterimResult" table:formula="of:=[.B36] + AbsoluteZero" office:value-type="float" office:value="26.85" calcext:value-type="float">
            <text:p>26,85</text:p>
          </table:table-cell>
          <table:table-cell table:style-name="InterimResult" table:formula="of:=[.B36] * 9 / 5 - 459.67" office:value-type="float" office:value="80.33" calcext:value-type="float">
            <text:p>80,33</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20" calcext:value-type="float">
            <text:p>20</text:p>
          </table:table-cell>
          <table:table-cell table:style-name="Calc" office:value-type="string" calcext:value-type="string">
            <text:p>°C =</text:p>
          </table:table-cell>
          <table:table-cell table:style-name="CalcResult" table:formula="of:=ROUND([.H39]; 2)" office:value-type="float" office:value="293.15" calcext:value-type="float">
            <text:p>293,15</text:p>
          </table:table-cell>
          <table:table-cell table:style-name="Calc" office:value-type="string" calcext:value-type="string">
            <text:p>K or</text:p>
          </table:table-cell>
          <table:table-cell table:style-name="CalcResult" table:formula="of:=ROUND([.I39]; 2)" office:value-type="float" office:value="68" calcext:value-type="float">
            <text:p>68</text:p>
          </table:table-cell>
          <table:table-cell table:style-name="Calc" office:value-type="string" calcext:value-type="string">
            <text:p>°F</text:p>
          </table:table-cell>
          <table:table-cell table:style-name="InterimResult" table:formula="of:=[.B39] - AbsoluteZero" office:value-type="float" office:value="293.15" calcext:value-type="float">
            <text:p>293,15</text:p>
          </table:table-cell>
          <table:table-cell table:style-name="InterimResult" table:formula="of:=[.B39] * 9 / 5 + 32" office:value-type="float" office:value="68" calcext:value-type="float">
            <text:p>68</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80" calcext:value-type="float">
            <text:p>80</text:p>
          </table:table-cell>
          <table:table-cell table:style-name="Calc" office:value-type="string" calcext:value-type="string">
            <text:p>°F =</text:p>
          </table:table-cell>
          <table:table-cell table:style-name="CalcResult" table:formula="of:=ROUND([.H42]; 2)" office:value-type="float" office:value="26.67" calcext:value-type="float">
            <text:p>26,67</text:p>
          </table:table-cell>
          <table:table-cell table:style-name="Calc" office:value-type="string" calcext:value-type="string">
            <text:p>°C or</text:p>
          </table:table-cell>
          <table:table-cell table:style-name="CalcResult" table:formula="of:=ROUND([.I42]; 2)" office:value-type="float" office:value="299.82" calcext:value-type="float">
            <text:p>299,82</text:p>
          </table:table-cell>
          <table:table-cell table:style-name="Calc" office:value-type="string" calcext:value-type="string">
            <text:p>K</text:p>
          </table:table-cell>
          <table:table-cell table:style-name="InterimResult" table:formula="of:=([.B42] - 32) * 5 / 9" office:value-type="float" office:value="26.6666666666667" calcext:value-type="float">
            <text:p>26,6666666666667</text:p>
          </table:table-cell>
          <table:table-cell table:style-name="InterimResult" table:formula="of:=([.B42] + 459.67) * 5 / 9" office:value-type="float" office:value="299.816666666667" calcext:value-type="float">
            <text:p>299,816666666667</text:p>
          </table:table-cell>
          <table:table-cell table:number-columns-repeated="55"/>
        </table:table-row>
        <table:table-row table:style-name="ro8">
          <table:table-cell/>
          <table:table-cell table:style-name="CalcBoxBottom" table:number-columns-repeated="6"/>
          <table:table-cell table:style-name="InterimResult" table:number-columns-repeated="2"/>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ength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 table:formula="of:=ROUND([.H48]; 8)" office:value-type="float" office:value="1000" calcext:value-type="float">
            <text:p>1000</text:p>
          </table:table-cell>
          <table:table-cell table:style-name="Calc" office:value-type="string" calcext:value-type="string">
            <text:p>mm or</text:p>
          </table:table-cell>
          <table:table-cell table:style-name="CalcResult" table:formula="of:=ROUND([.I48]; 8)" office:value-type="float" office:value="100" calcext:value-type="float">
            <text:p>100</text:p>
          </table:table-cell>
          <table:table-cell table:style-name="Calc" office:value-type="string" calcext:value-type="string">
            <text:p>cm or</text:p>
          </table:table-cell>
          <table:table-cell table:style-name="InterimResult" table:formula="of:=[.B48] * 1000" office:value-type="float" office:value="1000" calcext:value-type="float">
            <text:p>1000</text:p>
          </table:table-cell>
          <table:table-cell table:style-name="InterimResult" table:formula="of:=[.B48] * 100" office:value-type="float" office:value="100" calcext:value-type="float">
            <text:p>100</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49]; 8)" office:value-type="float" office:value="0.001" calcext:value-type="float">
            <text:p>0,001</text:p>
          </table:table-cell>
          <table:table-cell table:style-name="Calc" office:value-type="string" calcext:value-type="string">
            <text:p>km or</text:p>
          </table:table-cell>
          <table:table-cell table:style-name="CalcResult" table:formula="of:=ROUND([.K49]; 8)" office:value-type="float" office:value="0" calcext:value-type="float">
            <text:p>0</text:p>
          </table:table-cell>
          <table:table-cell table:style-name="Calc" office:value-type="string" calcext:value-type="string">
            <text:p>in or</text:p>
          </table:table-cell>
          <table:table-cell table:style-name="InterimResult" table:formula="of:=[.B48] / 1000" office:value-type="float" office:value="0.001" calcext:value-type="float">
            <text:p>0,001</text:p>
          </table:table-cell>
          <table:table-cell table:style-name="InterimResult" table:formula="of:=[.B48] / InternationalInch" office:value-type="float" office:value="39.3700787401575" calcext:value-type="float">
            <text:p>39,3700787401575</text:p>
          </table:table-cell>
          <table:table-cell table:style-name="InterimResult" table:formula="of:=[.B48] / InternationalFoot" office:value-type="float" office:value="3.28083989501312" calcext:value-type="float">
            <text:p>3,28083989501312</text:p>
          </table:table-cell>
          <table:table-cell table:number-columns-repeated="54"/>
        </table:table-row>
        <table:table-row table:style-name="ro8">
          <table:table-cell/>
          <table:table-cell table:style-name="Calc" table:number-columns-repeated="2"/>
          <table:table-cell table:style-name="CalcResult" table:formula="of:=ROUND([.J49]; 8)" office:value-type="float" office:value="3.2808399" calcext:value-type="float">
            <text:p>3,2808399</text:p>
          </table:table-cell>
          <table:table-cell table:style-name="Calc" office:value-type="string" calcext:value-type="string">
            <text:p>ft or</text:p>
          </table:table-cell>
          <table:table-cell table:style-name="CalcResult" table:formula="of:=ROUND([.H50]; 8)" office:value-type="float" office:value="1.0936133" calcext:value-type="float">
            <text:p>1,0936133</text:p>
          </table:table-cell>
          <table:table-cell table:style-name="Calc" office:value-type="string" calcext:value-type="string">
            <text:p>yd or</text:p>
          </table:table-cell>
          <table:table-cell table:style-name="InterimResult" table:formula="of:=[.B48] / InternationalYard" office:value-type="float" office:value="1.09361329833771" calcext:value-type="float">
            <text:p>1,09361329833771</text:p>
          </table:table-cell>
          <table:table-cell table:style-name="InterimResult" table:formula="of:=[.B48] / InternationalMile" office:value-type="float" office:value="0.000621371192237334" calcext:value-type="float">
            <text:p>0,000621371192237</text:p>
          </table:table-cell>
          <table:table-cell table:style-name="InterimResult"/>
          <table:table-cell table:number-columns-repeated="54"/>
        </table:table-row>
        <table:table-row table:style-name="ro8">
          <table:table-cell/>
          <table:table-cell table:style-name="CalcResult"/>
          <table:table-cell table:style-name="Calc"/>
          <table:table-cell table:style-name="CalcResult" table:formula="of:=ROUND([.I50]; 8)" office:value-type="float" office:value="0.00062137" calcext:value-type="float">
            <text:p>0,00062137</text:p>
          </table:table-cell>
          <table:table-cell table:style-name="Calc" office:value-type="string" calcext:value-type="string">
            <text:p>mi</text:p>
          </table:table-cell>
          <table:table-cell table:style-name="Calc" table:number-columns-repeated="2"/>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in =</text:p>
          </table:table-cell>
          <table:table-cell table:style-name="CalcResult" table:formula="of:=ROUND([.H54]; 8)" office:value-type="float" office:value="25.4" calcext:value-type="float">
            <text:p>25,4</text:p>
          </table:table-cell>
          <table:table-cell table:style-name="Calc" office:value-type="string" calcext:value-type="string">
            <text:p>mm or</text:p>
          </table:table-cell>
          <table:table-cell table:style-name="CalcResult" table:formula="of:=ROUND([.I54]; 8)" office:value-type="float" office:value="2.54" calcext:value-type="float">
            <text:p>2,54</text:p>
          </table:table-cell>
          <table:table-cell table:style-name="Calc" office:value-type="string" calcext:value-type="string">
            <text:p>cm or</text:p>
          </table:table-cell>
          <table:table-cell table:style-name="InterimResult" table:formula="of:=[.B54] * InternationalInch * 1000" office:value-type="float" office:value="25.4" calcext:value-type="float">
            <text:p>25,4</text:p>
          </table:table-cell>
          <table:table-cell table:style-name="InterimResult" table:formula="of:=[.B54] * InternationalInch * 100" office:value-type="float" office:value="2.54" calcext:value-type="float">
            <text:p>2,5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5]; 8)" office:value-type="float" office:value="0.0254" calcext:value-type="float">
            <text:p>0,0254</text:p>
          </table:table-cell>
          <table:table-cell table:style-name="Calc" office:value-type="string" calcext:value-type="string">
            <text:p>m or</text:p>
          </table:table-cell>
          <table:table-cell table:style-name="CalcResult" table:formula="of:=ROUND([.I55]; 8)" office:value-type="float" office:value="0.0000254" calcext:value-type="float">
            <text:p>2,54E-05</text:p>
          </table:table-cell>
          <table:table-cell table:style-name="Calc" office:value-type="string" calcext:value-type="string">
            <text:p>km</text:p>
          </table:table-cell>
          <table:table-cell table:style-name="InterimResult" table:formula="of:=[.B54] * InternationalInch" office:value-type="float" office:value="0.0254" calcext:value-type="float">
            <text:p>0,0254</text:p>
          </table:table-cell>
          <table:table-cell table:style-name="InterimResult" table:formula="of:=[.B54] * InternationalInch / 1000" office:value-type="float" office:value="0.0000254" calcext:value-type="float">
            <text:p>2,54E-05</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ft =</text:p>
          </table:table-cell>
          <table:table-cell table:style-name="CalcResult" table:formula="of:=ROUND([.H57]; 8)" office:value-type="float" office:value="304.8" calcext:value-type="float">
            <text:p>304,8</text:p>
          </table:table-cell>
          <table:table-cell table:style-name="Calc" office:value-type="string" calcext:value-type="string">
            <text:p>mm or</text:p>
          </table:table-cell>
          <table:table-cell table:style-name="CalcResult" table:formula="of:=ROUND([.I57]; 8)" office:value-type="float" office:value="30.48" calcext:value-type="float">
            <text:p>30,48</text:p>
          </table:table-cell>
          <table:table-cell table:style-name="Calc" office:value-type="string" calcext:value-type="string">
            <text:p>cm or</text:p>
          </table:table-cell>
          <table:table-cell table:style-name="InterimResult" table:formula="of:=[.B57] * InternationalFoot * 1000" office:value-type="float" office:value="304.8" calcext:value-type="float">
            <text:p>304,8</text:p>
          </table:table-cell>
          <table:table-cell table:style-name="InterimResult" table:formula="of:=[.B57] * InternationalFoot * 100" office:value-type="float" office:value="30.48" calcext:value-type="float">
            <text:p>30,4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8]; 8)" office:value-type="float" office:value="0.3048" calcext:value-type="float">
            <text:p>0,3048</text:p>
          </table:table-cell>
          <table:table-cell table:style-name="Calc" office:value-type="string" calcext:value-type="string">
            <text:p>m or</text:p>
          </table:table-cell>
          <table:table-cell table:style-name="CalcResult" table:formula="of:=ROUND([.I58]; 8)" office:value-type="float" office:value="0.0003048" calcext:value-type="float">
            <text:p>0,0003048</text:p>
          </table:table-cell>
          <table:table-cell table:style-name="Calc" office:value-type="string" calcext:value-type="string">
            <text:p>km</text:p>
          </table:table-cell>
          <table:table-cell table:style-name="InterimResult" table:formula="of:=[.B57] * InternationalFoot" office:value-type="float" office:value="0.3048" calcext:value-type="float">
            <text:p>0,3048</text:p>
          </table:table-cell>
          <table:table-cell table:style-name="InterimResult" table:formula="of:=[.B57] * InternationalFoot / 1000" office:value-type="float" office:value="0.0003048" calcext:value-type="float">
            <text:p>0,0003048</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yd =</text:p>
          </table:table-cell>
          <table:table-cell table:style-name="CalcResult" table:formula="of:=ROUND([.H60]; 8)" office:value-type="float" office:value="914.4" calcext:value-type="float">
            <text:p>914,4</text:p>
          </table:table-cell>
          <table:table-cell table:style-name="Calc" office:value-type="string" calcext:value-type="string">
            <text:p>mm or</text:p>
          </table:table-cell>
          <table:table-cell table:style-name="CalcResult" table:formula="of:=ROUND([.I60]; 8)" office:value-type="float" office:value="91.44" calcext:value-type="float">
            <text:p>91,44</text:p>
          </table:table-cell>
          <table:table-cell table:style-name="Calc" office:value-type="string" calcext:value-type="string">
            <text:p>cm or</text:p>
          </table:table-cell>
          <table:table-cell table:style-name="InterimResult" table:formula="of:=[.B60] * InternationalYard * 1000" office:value-type="float" office:value="914.4" calcext:value-type="float">
            <text:p>914,4</text:p>
          </table:table-cell>
          <table:table-cell table:style-name="InterimResult" table:formula="of:=[.B60] * InternationalYard * 100" office:value-type="float" office:value="91.44" calcext:value-type="float">
            <text:p>91,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1]; 8)" office:value-type="float" office:value="0.9144" calcext:value-type="float">
            <text:p>0,9144</text:p>
          </table:table-cell>
          <table:table-cell table:style-name="Calc" office:value-type="string" calcext:value-type="string">
            <text:p>m or</text:p>
          </table:table-cell>
          <table:table-cell table:style-name="CalcResult" table:formula="of:=ROUND([.I61]; 8)" office:value-type="float" office:value="0.0009144" calcext:value-type="float">
            <text:p>0,0009144</text:p>
          </table:table-cell>
          <table:table-cell table:style-name="Calc" office:value-type="string" calcext:value-type="string">
            <text:p>km</text:p>
          </table:table-cell>
          <table:table-cell table:style-name="InterimResult" table:formula="of:=[.B60] * InternationalYard" office:value-type="float" office:value="0.9144" calcext:value-type="float">
            <text:p>0,9144</text:p>
          </table:table-cell>
          <table:table-cell table:style-name="InterimResult" table:formula="of:=[.B60] * InternationalYard / 1000" office:value-type="float" office:value="0.0009144" calcext:value-type="float">
            <text:p>0,0009144</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i =</text:p>
          </table:table-cell>
          <table:table-cell table:style-name="CalcResult" table:formula="of:=ROUND([.H63]; 8)" office:value-type="float" office:value="1609344" calcext:value-type="float">
            <text:p>1609344</text:p>
          </table:table-cell>
          <table:table-cell table:style-name="Calc" office:value-type="string" calcext:value-type="string">
            <text:p>mm or</text:p>
          </table:table-cell>
          <table:table-cell table:style-name="CalcResult" table:formula="of:=ROUND([.I63]; 8)" office:value-type="float" office:value="160934.4" calcext:value-type="float">
            <text:p>160934,4</text:p>
          </table:table-cell>
          <table:table-cell table:style-name="Calc" office:value-type="string" calcext:value-type="string">
            <text:p>cm or</text:p>
          </table:table-cell>
          <table:table-cell table:style-name="InterimResult" table:formula="of:=[.B63] * InternationalMile * 1000" office:value-type="float" office:value="1609344" calcext:value-type="float">
            <text:p>1609344</text:p>
          </table:table-cell>
          <table:table-cell table:style-name="InterimResult" table:formula="of:=[.B63] * InternationalMile * 100" office:value-type="float" office:value="160934.4" calcext:value-type="float">
            <text:p>16093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4]; 8)" office:value-type="float" office:value="1609.344" calcext:value-type="float">
            <text:p>1609,344</text:p>
          </table:table-cell>
          <table:table-cell table:style-name="Calc" office:value-type="string" calcext:value-type="string">
            <text:p>m or</text:p>
          </table:table-cell>
          <table:table-cell table:style-name="CalcResult" table:formula="of:=ROUND([.I64]; 8)" office:value-type="float" office:value="1.609344" calcext:value-type="float">
            <text:p>1,609344</text:p>
          </table:table-cell>
          <table:table-cell table:style-name="Calc" office:value-type="string" calcext:value-type="string">
            <text:p>km</text:p>
          </table:table-cell>
          <table:table-cell table:style-name="InterimResult" table:formula="of:=[.B63] * InternationalMile" office:value-type="float" office:value="1609.344" calcext:value-type="float">
            <text:p>1609,344</text:p>
          </table:table-cell>
          <table:table-cell table:style-name="InterimResult" table:formula="of:=[.B63] * InternationalMile / 1000" office:value-type="float" office:value="1.609344" calcext:value-type="float">
            <text:p>1,609344</text:p>
          </table:table-cell>
          <table:table-cell table:style-name="InterimResult"/>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Area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² =</text:p>
          </table:table-cell>
          <table:table-cell table:style-name="CalcResult" table:formula="of:=ROUND([.H70]; 8)" office:value-type="float" office:value="10000" calcext:value-type="float">
            <text:p>10000</text:p>
          </table:table-cell>
          <table:table-cell table:style-name="Calc" office:value-type="string" calcext:value-type="string">
            <text:p>cm² or</text:p>
          </table:table-cell>
          <table:table-cell table:style-name="CalcResult" table:formula="of:=ROUND([.I70]; 8)" office:value-type="float" office:value="0.000001" calcext:value-type="float">
            <text:p>1E-06</text:p>
          </table:table-cell>
          <table:table-cell table:style-name="Calc" office:value-type="string" calcext:value-type="string">
            <text:p>km² or</text:p>
          </table:table-cell>
          <table:table-cell table:style-name="InterimResult" table:formula="of:=[.B70] * 100^2" office:value-type="float" office:value="10000" calcext:value-type="float">
            <text:p>10000</text:p>
          </table:table-cell>
          <table:table-cell table:style-name="InterimResult" table:formula="of:=[.B70] / 1000^2" office:value-type="float" office:value="0.000001" calcext:value-type="float">
            <text:p>1E-0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1]; 8)" office:value-type="float" office:value="10.76386755" calcext:value-type="float">
            <text:p>10,76386755</text:p>
          </table:table-cell>
          <table:table-cell table:style-name="Calc" office:value-type="string" calcext:value-type="string">
            <text:p>sq ft or</text:p>
          </table:table-cell>
          <table:table-cell table:style-name="CalcResult" table:formula="of:=ROUND([.I71]; 8)" office:value-type="float" office:value="0.0002471" calcext:value-type="float">
            <text:p>0,0002471</text:p>
          </table:table-cell>
          <table:table-cell table:style-name="Calc" office:value-type="string" calcext:value-type="string">
            <text:p>acre or</text:p>
          </table:table-cell>
          <table:table-cell table:style-name="InterimResult" table:formula="of:=[.B70] / SquareFoot" office:value-type="float" office:value="10.7638675480265" calcext:value-type="float">
            <text:p>10,7638675480265</text:p>
          </table:table-cell>
          <table:table-cell table:style-name="InterimResult" table:formula="of:=[.B70] / Acre" office:value-type="float" office:value="0.000247104369225325" calcext:value-type="float">
            <text:p>0,000247104369225</text:p>
          </table:table-cell>
          <table:table-cell table:style-name="InterimResult" table:formula="of:=[.B70] / SquareMile" office:value-type="float" office:value="0.000000386102158542446" calcext:value-type="float">
            <text:p>3,86102158542446E-07</text:p>
          </table:table-cell>
          <table:table-cell table:number-columns-repeated="54"/>
        </table:table-row>
        <table:table-row table:style-name="ro8">
          <table:table-cell/>
          <table:table-cell table:style-name="CalcResult"/>
          <table:table-cell table:style-name="Calc"/>
          <table:table-cell table:style-name="CalcResult" table:formula="of:=ROUND([.J71]; 8)" office:value-type="float" office:value="0.00000039" calcext:value-type="float">
            <text:p>3,9E-07</text:p>
          </table:table-cell>
          <table:table-cell table:style-name="Calc" office:value-type="string" calcext:value-type="string">
            <text:p>sq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ft =</text:p>
          </table:table-cell>
          <table:table-cell table:style-name="CalcResult" table:formula="of:=ROUND([.H75]; 8)" office:value-type="float" office:value="929.0341" calcext:value-type="float">
            <text:p>929,0341</text:p>
          </table:table-cell>
          <table:table-cell table:style-name="Calc" office:value-type="string" calcext:value-type="string">
            <text:p>cm² or</text:p>
          </table:table-cell>
          <table:table-cell table:style-name="CalcResult" table:formula="of:=ROUND([.I75]; 8)" office:value-type="float" office:value="0.09290341" calcext:value-type="float">
            <text:p>0,09290341</text:p>
          </table:table-cell>
          <table:table-cell table:style-name="Calc" office:value-type="string" calcext:value-type="string">
            <text:p>m² or</text:p>
          </table:table-cell>
          <table:table-cell table:style-name="InterimResult" table:formula="of:=[.B75] * SquareFoot * 100^2" office:value-type="float" office:value="929.0341" calcext:value-type="float">
            <text:p>929,0341</text:p>
          </table:table-cell>
          <table:table-cell table:style-name="InterimResult" table:formula="of:=[.B75] * SquareFoot" office:value-type="float" office:value="0.09290341" calcext:value-type="float">
            <text:p>0,0929034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6]; 8)" office:value-type="float" office:value="0.00000009" calcext:value-type="float">
            <text:p>9E-08</text:p>
          </table:table-cell>
          <table:table-cell table:style-name="Calc" office:value-type="string" calcext:value-type="string">
            <text:p>km²</text:p>
          </table:table-cell>
          <table:table-cell table:style-name="Calc" table:number-columns-repeated="2"/>
          <table:table-cell table:style-name="InterimResult" table:formula="of:=[.B75] * SquareFoot / 1000^2" office:value-type="float" office:value="0.00000009290341" calcext:value-type="float">
            <text:p>9,290341E-08</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acre =</text:p>
          </table:table-cell>
          <table:table-cell table:style-name="CalcResult" table:formula="of:=ROUND([.H78]; 8)" office:value-type="float" office:value="40468730" calcext:value-type="float">
            <text:p>40468730</text:p>
          </table:table-cell>
          <table:table-cell table:style-name="Calc" office:value-type="string" calcext:value-type="string">
            <text:p>cm² or</text:p>
          </table:table-cell>
          <table:table-cell table:style-name="CalcResult" table:formula="of:=ROUND([.I78]; 8)" office:value-type="float" office:value="4046.873" calcext:value-type="float">
            <text:p>4046,873</text:p>
          </table:table-cell>
          <table:table-cell table:style-name="Calc" office:value-type="string" calcext:value-type="string">
            <text:p>m² or</text:p>
          </table:table-cell>
          <table:table-cell table:style-name="InterimResult" table:formula="of:=[.B78] * Acre * 100^2" office:value-type="float" office:value="40468730" calcext:value-type="float">
            <text:p>40468730</text:p>
          </table:table-cell>
          <table:table-cell table:style-name="InterimResult" table:formula="of:=[.B78] * Acre" office:value-type="float" office:value="4046.873" calcext:value-type="float">
            <text:p>4046,873</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9]; 8)" office:value-type="float" office:value="0.00404687" calcext:value-type="float">
            <text:p>0,00404687</text:p>
          </table:table-cell>
          <table:table-cell table:style-name="Calc" office:value-type="string" calcext:value-type="string">
            <text:p>km²</text:p>
          </table:table-cell>
          <table:table-cell table:style-name="Calc" table:number-columns-repeated="2"/>
          <table:table-cell table:style-name="InterimResult" table:formula="of:=[.B78] * Acre / 1000^2" office:value-type="float" office:value="0.004046873" calcext:value-type="float">
            <text:p>0,004046873</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mi =</text:p>
          </table:table-cell>
          <table:table-cell table:style-name="CalcResult" table:formula="of:=ROUND([.H81]; 8)" office:value-type="float" office:value="25899881103.36" calcext:value-type="float">
            <text:p>25899881103,36</text:p>
          </table:table-cell>
          <table:table-cell table:style-name="Calc" office:value-type="string" calcext:value-type="string">
            <text:p>cm² or</text:p>
          </table:table-cell>
          <table:table-cell table:style-name="CalcResult" table:formula="of:=ROUND([.I81]; 8)" office:value-type="float" office:value="2589988.110336" calcext:value-type="float">
            <text:p>2589988,110336</text:p>
          </table:table-cell>
          <table:table-cell table:style-name="Calc" office:value-type="string" calcext:value-type="string">
            <text:p>m² or</text:p>
          </table:table-cell>
          <table:table-cell table:style-name="InterimResult" table:formula="of:=[.B81] * SquareMile * 100^2" office:value-type="float" office:value="25899881103.36" calcext:value-type="float">
            <text:p>25899881103,36</text:p>
          </table:table-cell>
          <table:table-cell table:style-name="InterimResult" table:formula="of:=[.B81] * SquareMile" office:value-type="float" office:value="2589988.110336" calcext:value-type="float">
            <text:p>2589988,11033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2]; 8)" office:value-type="float" office:value="2.58998811" calcext:value-type="float">
            <text:p>2,58998811</text:p>
          </table:table-cell>
          <table:table-cell table:style-name="Calc" office:value-type="string" calcext:value-type="string">
            <text:p>km²</text:p>
          </table:table-cell>
          <table:table-cell table:style-name="Calc" table:number-columns-repeated="2"/>
          <table:table-cell table:style-name="InterimResult" table:formula="of:=[.B81] * SquareMile / 1000^2" office:value-type="float" office:value="2.589988110336" calcext:value-type="float">
            <text:p>2,589988110336</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olume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³ =</text:p>
          </table:table-cell>
          <table:table-cell table:style-name="CalcResult" table:formula="of:=ROUND([.H88]; 8)" office:value-type="float" office:value="1000" calcext:value-type="float">
            <text:p>1000</text:p>
          </table:table-cell>
          <table:table-cell table:style-name="Calc" office:value-type="string" calcext:value-type="string">
            <text:p>l or</text:p>
          </table:table-cell>
          <table:table-cell table:style-name="CalcResult" table:formula="of:=ROUND([.I88]; 8)" office:value-type="float" office:value="0" calcext:value-type="float">
            <text:p>0</text:p>
          </table:table-cell>
          <table:table-cell table:style-name="Calc" office:value-type="string" calcext:value-type="string">
            <text:p>km³ or</text:p>
          </table:table-cell>
          <table:table-cell table:style-name="InterimResult" table:formula="of:=[.B88] * 10^3" office:value-type="float" office:value="1000" calcext:value-type="float">
            <text:p>1000</text:p>
          </table:table-cell>
          <table:table-cell table:style-name="InterimResult" table:formula="of:=[.B88] / 1000^3" office:value-type="float" office:value="0.000000001" calcext:value-type="float">
            <text:p>1E-09</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9]; 8)" office:value-type="float" office:value="61023.74409473" calcext:value-type="float">
            <text:p>61023,74409473</text:p>
          </table:table-cell>
          <table:table-cell table:style-name="Calc" office:value-type="string" calcext:value-type="string">
            <text:p>cu in or</text:p>
          </table:table-cell>
          <table:table-cell table:style-name="CalcResult" table:formula="of:=ROUND([.I89]; 8)" office:value-type="float" office:value="35.31466672" calcext:value-type="float">
            <text:p>35,31466672</text:p>
          </table:table-cell>
          <table:table-cell table:style-name="Calc" office:value-type="string" calcext:value-type="string">
            <text:p>cu ft or</text:p>
          </table:table-cell>
          <table:table-cell table:style-name="InterimResult" table:formula="of:=[.B88] / CubicInch" office:value-type="float" office:value="61023.7440947323" calcext:value-type="float">
            <text:p>61023,7440947323</text:p>
          </table:table-cell>
          <table:table-cell table:style-name="InterimResult" table:formula="of:=[.B88] / CubicFoot" office:value-type="float" office:value="35.3146667214886" calcext:value-type="float">
            <text:p>35,3146667214886</text:p>
          </table:table-cell>
          <table:table-cell table:style-name="InterimResult" table:formula="of:=[.B88] / CubicMile" office:value-type="float" office:value="0.000000000239912758578928" calcext:value-type="float">
            <text:p>2,39912758578928E-10</text:p>
          </table:table-cell>
          <table:table-cell table:number-columns-repeated="54"/>
        </table:table-row>
        <table:table-row table:style-name="ro8">
          <table:table-cell/>
          <table:table-cell table:style-name="CalcResult"/>
          <table:table-cell table:style-name="Calc"/>
          <table:table-cell table:style-name="CalcResult" table:formula="of:=ROUND([.J89]; 8)" office:value-type="float" office:value="0" calcext:value-type="float">
            <text:p>0</text:p>
          </table:table-cell>
          <table:table-cell table:style-name="Calc" office:value-type="string" calcext:value-type="string">
            <text:p>cu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in =</text:p>
          </table:table-cell>
          <table:table-cell table:style-name="CalcResult" table:formula="of:=ROUND([.H93]; 8)" office:value-type="float" office:value="0.01638706" calcext:value-type="float">
            <text:p>0,01638706</text:p>
          </table:table-cell>
          <table:table-cell table:style-name="Calc" office:value-type="string" calcext:value-type="string">
            <text:p>l or</text:p>
          </table:table-cell>
          <table:table-cell table:style-name="CalcResult" table:formula="of:=ROUND([.I93]; 8)" office:value-type="float" office:value="0.00001639" calcext:value-type="float">
            <text:p>1,639E-05</text:p>
          </table:table-cell>
          <table:table-cell table:style-name="Calc" office:value-type="string" calcext:value-type="string">
            <text:p>m³ or</text:p>
          </table:table-cell>
          <table:table-cell table:style-name="InterimResult" table:formula="of:=[.B93] * CubicInch * 1000" office:value-type="float" office:value="0.016387064" calcext:value-type="float">
            <text:p>0,016387064</text:p>
          </table:table-cell>
          <table:table-cell table:style-name="InterimResult" table:formula="of:=[.B93] * CubicInch" office:value-type="float" office:value="0.000016387064" calcext:value-type="float">
            <text:p>1,6387064E-0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4];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3] * CubicInch / 1000^3" office:value-type="float" office:value="0.000000000000016387064" calcext:value-type="float">
            <text:p>1,6387064E-14</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ft =</text:p>
          </table:table-cell>
          <table:table-cell table:style-name="CalcResult" table:formula="of:=ROUND([.H96]; 8)" office:value-type="float" office:value="28.31684659" calcext:value-type="float">
            <text:p>28,31684659</text:p>
          </table:table-cell>
          <table:table-cell table:style-name="Calc" office:value-type="string" calcext:value-type="string">
            <text:p>l or</text:p>
          </table:table-cell>
          <table:table-cell table:style-name="CalcResult" table:formula="of:=ROUND([.I96]; 8)" office:value-type="float" office:value="0.02831685" calcext:value-type="float">
            <text:p>0,02831685</text:p>
          </table:table-cell>
          <table:table-cell table:style-name="Calc" office:value-type="string" calcext:value-type="string">
            <text:p>m³ or</text:p>
          </table:table-cell>
          <table:table-cell table:style-name="InterimResult" table:formula="of:=[.B96] * CubicFoot * 1000" office:value-type="float" office:value="28.316846592" calcext:value-type="float">
            <text:p>28,316846592</text:p>
          </table:table-cell>
          <table:table-cell table:style-name="InterimResult" table:formula="of:=[.B96] * CubicFoot" office:value-type="float" office:value="0.028316846592" calcext:value-type="float">
            <text:p>0,028316846592</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7];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6] * CubicFoot / 1000^3" office:value-type="float" office:value="0.000000000028316846592" calcext:value-type="float">
            <text:p>2,8316846592E-11</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mi =</text:p>
          </table:table-cell>
          <table:table-cell table:style-name="CalcResult" table:formula="of:=ROUND([.H99]; 8)" office:value-type="float" office:value="4168181825440.58" calcext:value-type="float">
            <text:p>4168181825440,58</text:p>
          </table:table-cell>
          <table:table-cell table:style-name="Calc" office:value-type="string" calcext:value-type="string">
            <text:p>l or</text:p>
          </table:table-cell>
          <table:table-cell table:style-name="CalcResult" table:formula="of:=ROUND([.I99]; 8)" office:value-type="float" office:value="4168181825.44058" calcext:value-type="float">
            <text:p>4168181825,44058</text:p>
          </table:table-cell>
          <table:table-cell table:style-name="Calc" office:value-type="string" calcext:value-type="string">
            <text:p>m³ or</text:p>
          </table:table-cell>
          <table:table-cell table:style-name="InterimResult" table:formula="of:=[.B99] * CubicMile * 1000" office:value-type="float" office:value="4168181825440.58" calcext:value-type="float">
            <text:p>4168181825440,58</text:p>
          </table:table-cell>
          <table:table-cell table:style-name="InterimResult" table:formula="of:=[.B99] * CubicMile" office:value-type="float" office:value="4168181825.44058" calcext:value-type="float">
            <text:p>4168181825,4405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0]; 8)" office:value-type="float" office:value="4.16818183" calcext:value-type="float">
            <text:p>4,16818183</text:p>
          </table:table-cell>
          <table:table-cell table:style-name="Calc" office:value-type="string" calcext:value-type="string">
            <text:p>km³</text:p>
          </table:table-cell>
          <table:table-cell table:style-name="Calc" table:number-columns-repeated="2"/>
          <table:table-cell table:style-name="InterimResult" table:formula="of:=[.B99] * CubicMile / 1000^3" office:value-type="float" office:value="4.16818182544058" calcext:value-type="float">
            <text:p>4,16818182544058</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weight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kg =</text:p>
          </table:table-cell>
          <table:table-cell table:style-name="CalcResult" table:formula="of:=ROUND([.H106]; 8)" office:value-type="float" office:value="1000" calcext:value-type="float">
            <text:p>1000</text:p>
          </table:table-cell>
          <table:table-cell table:style-name="Calc" office:value-type="string" calcext:value-type="string">
            <text:p>g or</text:p>
          </table:table-cell>
          <table:table-cell table:style-name="CalcResult" table:formula="of:=ROUND([.I106]; 8)" office:value-type="float" office:value="0.001" calcext:value-type="float">
            <text:p>0,001</text:p>
          </table:table-cell>
          <table:table-cell table:style-name="Calc" office:value-type="string" calcext:value-type="string">
            <text:p>t or</text:p>
          </table:table-cell>
          <table:table-cell table:style-name="InterimResult" table:formula="of:=[.B106] * 1000" office:value-type="float" office:value="1000" calcext:value-type="float">
            <text:p>1000</text:p>
          </table:table-cell>
          <table:table-cell table:style-name="InterimResult" table:formula="of:=[.B106] / 1000" office:value-type="float" office:value="0.001" calcext:value-type="float">
            <text:p>0,00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7]; 8)" office:value-type="float" office:value="35.27396195" calcext:value-type="float">
            <text:p>35,27396195</text:p>
          </table:table-cell>
          <table:table-cell table:style-name="Calc" office:value-type="string" calcext:value-type="string">
            <text:p>oz or</text:p>
          </table:table-cell>
          <table:table-cell table:style-name="CalcResult" table:formula="of:=ROUND([.I107]; 8)" office:value-type="float" office:value="2.20462262" calcext:value-type="float">
            <text:p>2,20462262</text:p>
          </table:table-cell>
          <table:table-cell table:style-name="Calc" office:value-type="string" calcext:value-type="string">
            <text:p>lbs or</text:p>
          </table:table-cell>
          <table:table-cell table:style-name="InterimResult" table:formula="of:=[.B106] / Ounce" office:value-type="float" office:value="35.2739619495804" calcext:value-type="float">
            <text:p>35,2739619495804</text:p>
          </table:table-cell>
          <table:table-cell table:style-name="InterimResult" table:formula="of:=[.B106] / Pound" office:value-type="float" office:value="2.20462262184878" calcext:value-type="float">
            <text:p>2,20462262184878</text:p>
          </table:table-cell>
          <table:table-cell table:style-name="InterimResult" table:formula="of:=[.B106] / Ton" office:value-type="float" office:value="0.00110231131092439" calcext:value-type="float">
            <text:p>0,001102311310924</text:p>
          </table:table-cell>
          <table:table-cell table:number-columns-repeated="54"/>
        </table:table-row>
        <table:table-row table:style-name="ro8">
          <table:table-cell/>
          <table:table-cell table:style-name="CalcResult"/>
          <table:table-cell table:style-name="Calc"/>
          <table:table-cell table:style-name="CalcResult" table:formula="of:=ROUND([.J107]; 8)" office:value-type="float" office:value="0.00110231" calcext:value-type="float">
            <text:p>0,00110231</text:p>
          </table:table-cell>
          <table:table-cell table:style-name="Calc" office:value-type="string" calcext:value-type="string">
            <text:p>tons</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oz =</text:p>
          </table:table-cell>
          <table:table-cell table:style-name="CalcResult" table:formula="of:=ROUND([.H111]; 8)" office:value-type="float" office:value="28.34952313" calcext:value-type="float">
            <text:p>28,34952313</text:p>
          </table:table-cell>
          <table:table-cell table:style-name="Calc" office:value-type="string" calcext:value-type="string">
            <text:p>g or</text:p>
          </table:table-cell>
          <table:table-cell table:style-name="CalcResult" table:formula="of:=ROUND([.I111]; 8)" office:value-type="float" office:value="0.02834952" calcext:value-type="float">
            <text:p>0,02834952</text:p>
          </table:table-cell>
          <table:table-cell table:style-name="Calc" office:value-type="string" calcext:value-type="string">
            <text:p>kg or</text:p>
          </table:table-cell>
          <table:table-cell table:style-name="InterimResult" table:formula="of:=[.B111] * Ounce * 1000" office:value-type="float" office:value="28.349523125" calcext:value-type="float">
            <text:p>28,349523125</text:p>
          </table:table-cell>
          <table:table-cell table:style-name="InterimResult" table:formula="of:=[.B111] * Ounce" office:value-type="float" office:value="0.028349523125" calcext:value-type="float">
            <text:p>0,02834952312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2]; 8)" office:value-type="float" office:value="0.00002835" calcext:value-type="float">
            <text:p>2,835E-05</text:p>
          </table:table-cell>
          <table:table-cell table:style-name="Calc" office:value-type="string" calcext:value-type="string">
            <text:p>t</text:p>
          </table:table-cell>
          <table:table-cell table:style-name="Calc" table:number-columns-repeated="2"/>
          <table:table-cell table:style-name="InterimResult" table:formula="of:=[.B111] * Ounce / 1000" office:value-type="float" office:value="0.000028349523125" calcext:value-type="float">
            <text:p>2,8349523125E-05</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lbs =</text:p>
          </table:table-cell>
          <table:table-cell table:style-name="CalcResult" table:formula="of:=ROUND([.H114]; 8)" office:value-type="float" office:value="453.59237" calcext:value-type="float">
            <text:p>453,59237</text:p>
          </table:table-cell>
          <table:table-cell table:style-name="Calc" office:value-type="string" calcext:value-type="string">
            <text:p>g or</text:p>
          </table:table-cell>
          <table:table-cell table:style-name="CalcResult" table:formula="of:=ROUND([.I114]; 8)" office:value-type="float" office:value="0.45359237" calcext:value-type="float">
            <text:p>0,45359237</text:p>
          </table:table-cell>
          <table:table-cell table:style-name="Calc" office:value-type="string" calcext:value-type="string">
            <text:p>kg or</text:p>
          </table:table-cell>
          <table:table-cell table:style-name="InterimResult" table:formula="of:=[.B114] * Pound * 1000" office:value-type="float" office:value="453.59237" calcext:value-type="float">
            <text:p>453,59237</text:p>
          </table:table-cell>
          <table:table-cell table:style-name="InterimResult" table:formula="of:=[.B114] * Pound" office:value-type="float" office:value="0.45359237" calcext:value-type="float">
            <text:p>0,45359237</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5]; 8)" office:value-type="float" office:value="0.00045359" calcext:value-type="float">
            <text:p>0,00045359</text:p>
          </table:table-cell>
          <table:table-cell table:style-name="Calc" office:value-type="string" calcext:value-type="string">
            <text:p>t</text:p>
          </table:table-cell>
          <table:table-cell table:style-name="Calc" table:number-columns-repeated="2"/>
          <table:table-cell table:style-name="InterimResult" table:formula="of:=[.B114] * Pound / 1000" office:value-type="float" office:value="0.00045359237" calcext:value-type="float">
            <text:p>0,00045359237</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tons =</text:p>
          </table:table-cell>
          <table:table-cell table:style-name="CalcResult" table:formula="of:=ROUND([.H117]; 8)" office:value-type="float" office:value="907184.74" calcext:value-type="float">
            <text:p>907184,74</text:p>
          </table:table-cell>
          <table:table-cell table:style-name="Calc" office:value-type="string" calcext:value-type="string">
            <text:p>g or</text:p>
          </table:table-cell>
          <table:table-cell table:style-name="CalcResult" table:formula="of:=ROUND([.I117]; 8)" office:value-type="float" office:value="907.18474" calcext:value-type="float">
            <text:p>907,18474</text:p>
          </table:table-cell>
          <table:table-cell table:style-name="Calc" office:value-type="string" calcext:value-type="string">
            <text:p>kg or</text:p>
          </table:table-cell>
          <table:table-cell table:style-name="InterimResult" table:formula="of:=[.B117] * Ton * 1000" office:value-type="float" office:value="907184.74" calcext:value-type="float">
            <text:p>907184,74</text:p>
          </table:table-cell>
          <table:table-cell table:style-name="InterimResult" table:formula="of:=[.B117] * Ton" office:value-type="float" office:value="907.18474" calcext:value-type="float">
            <text:p>907,1847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8]; 8)" office:value-type="float" office:value="0.90718474" calcext:value-type="float">
            <text:p>0,90718474</text:p>
          </table:table-cell>
          <table:table-cell table:style-name="Calc" office:value-type="string" calcext:value-type="string">
            <text:p>t</text:p>
          </table:table-cell>
          <table:table-cell table:style-name="Calc" table:number-columns-repeated="2"/>
          <table:table-cell table:style-name="InterimResult" table:formula="of:=[.B117] * Ton / 1000" office:value-type="float" office:value="0.90718474" calcext:value-type="float">
            <text:p>0,90718474</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imple calcula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Input" office:value-type="string" calcext:value-type="string">
            <text:p>+</text:p>
          </table:table-cell>
          <table:table-cell table:style-name="Input" office:value-type="float" office:value="100" calcext:value-type="float">
            <text:p>100</text:p>
          </table:table-cell>
          <table:table-cell table:style-name="Calc" office:value-type="string" calcext:value-type="string">
            <text:p>=</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Result" table:formula="of:=[.F126]" office:value-type="float" office:value="200" calcext:value-type="float">
            <text:p>200</text:p>
          </table:table-cell>
          <table:table-cell table:style-name="Calc" office:value-type="string" calcext:value-type="string">
            <text:p>, or scientific:</text:p>
          </table:table-cell>
          <table:table-cell table:style-name="CalcResultScientific" table:formula="of:=[.F126]" office:value-type="float" office:value="200" calcext:value-type="float">
            <text:p>2,00E+02</text:p>
          </table:table-cell>
          <table:table-cell table:style-name="Calc"/>
          <table:table-cell table:style-name="InterimResult" table:formula="of:=COM.MICROSOFT.IFS([.C124] = &quot;+&quot;; [.B124] + [.D124]; [.C124] = &quot;-&quot;; [.B124] - [.D124]; [.C124] = &quot;*&quot;; [.B124] * [.D124]; [.C124] = &quot;/&quot;; [.B124] / [.D124]; [.C124] = &quot;^&quot;; [.B124] ^ [.D124])" office:value-type="float" office:value="200" calcext:value-type="float">
            <text:p>200</text:p>
          </table:table-cell>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CalcRemark" office:value-type="string" calcext:value-type="string" table:number-columns-spanned="4" table:number-rows-spanned="1">
            <text:p>Supported mathematical operators: + - * / ^</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4">
          <table:table-cell/>
          <table:table-cell table:style-name="Default" table:number-columns-repeated="6"/>
          <table:table-cell table:number-columns-repeated="57"/>
        </table:table-row>
        <table:table-row table:style-name="ro4" table:number-rows-repeated="1048445">
          <table:table-cell table:number-columns-repeated="64"/>
        </table:table-row>
        <table:table-row table:style-name="ro4">
          <table:table-cell table:number-columns-repeated="64"/>
        </table:table-row>
      </table:table>
      <table:table table:name="Star" table:style-name="ta4"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CalcResult"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8">
          <table:table-cell/>
          <table:table-cell table:style-name="CalcSeparator" table:number-columns-repeated="3"/>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CalcResult"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 of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table-cell table:number-columns-repeated="59"/>
        </table:table-row>
        <table:table-row table:style-name="ro8">
          <table:table-cell/>
          <table:table-cell table:style-name="Calc" office:value-type="string" calcext:value-type="string">
            <text:p>Vis. magnitude of star:</text:p>
          </table:table-cell>
          <table:table-cell table:style-name="CalcResult" table:formula="of:=FIXED([.E22]; 2)" office:value-type="string" office:string-value="4,83" calcext:value-type="string">
            <text:p>4,83</text:p>
          </table:table-cell>
          <table:table-cell table:style-name="Calc" office:value-type="string" calcext:value-type="string">
            <text:p>mag</text:p>
          </table:table-cell>
          <table:table-cell table:style-name="InterimResult" table:formula="of:=[.C20] - 5 + 5 * LOG10([.C21])"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 difference:</text:p>
          </table:table-cell>
          <table:table-cell table:style-name="CalcResult" table:formula="of:=IF([.E30] &gt;= 1000; FIXED([.E30]; 0); ROUND([.E30]; 2))" office:value-type="float" office:value="85.51" calcext:value-type="float">
            <text:p>85,51</text:p>
          </table:table-cell>
          <table:table-cell table:style-name="Calc" office:value-type="string" calcext:value-type="string">
            <text:p>×</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 office:value-type="string" calcext:value-type="string">
            <text:p>RGB color:</text:p>
          </table:table-cell>
          <table:table-cell table:style-name="CalcResult" table:formula="of:=CONCATENATE(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CONCATENATE(&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57"/>
        </table:table-row>
        <table:table-row table:style-name="ro8">
          <table:table-cell/>
          <table:table-cell table:style-name="Calc" office:value-type="string" calcext:value-type="string">
            <text:p>Approx. color temp.²:</text:p>
          </table:table-cell>
          <table:table-cell table:style-name="ce3"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¹ Mainly accurate between 1,000 K and 40,000 K.</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² Depicted is the approximate color temperature, not the RGB color.</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Probable MS lumin.¹:</text:p>
          </table:table-cell>
          <table:table-cell table:style-name="CalcResult"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Abs. magnitude:</text:p>
          </table:table-cell>
          <table:table-cell table:style-name="CalcResult" table:formula="of:=FIXED([.G52]; 2)" office:value-type="string" office:string-value="4,83" calcext:value-type="string">
            <text:p>4,83</text:p>
          </table:table-cell>
          <table:table-cell table:style-name="Calc"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Radius:</text:p>
          </table:table-cell>
          <table:table-cell table:style-name="CalcResult" table:formula="of:=FIXED([.G54] * RadiusSun; 0)" office:value-type="string" office:string-value="696.340" calcext:value-type="string">
            <text:p>696.340</text:p>
          </table:table-cell>
          <table:table-cell table:style-name="Calc" office:value-type="string" calcext:value-type="string">
            <text:p>km, or</text:p>
          </table:table-cell>
          <table:table-cell table:style-name="CalcResult" table:formula="of:=ROUND([.G54]; 2)" office:value-type="float" office:value="1" calcext:value-type="float">
            <text:p>1</text:p>
          </table:table-cell>
          <table:table-cell table:style-name="Calc" office:value-type="string" calcext:value-type="string">
            <text:p>× Sun</text:p>
          </table:table-cell>
          <table:table-cell table:style-name="InterimResult" table:formula="of:=IF([.C49] &lt; 1; [.C49]^0.8; [.C49]^0.57)" office:value-type="float" office:value="1" calcext:value-type="float">
            <text:p>1</text:p>
          </table:table-cell>
          <table:table-cell table:number-columns-repeated="57"/>
        </table:table-row>
        <table:table-row table:style-name="ro8">
          <table:table-cell/>
          <table:table-cell table:style-name="Calc"/>
          <table:table-cell table:style-name="CalcResult"/>
          <table:table-cell table:style-name="Calc"/>
          <table:table-cell table:style-name="CalcResult"/>
          <table:table-cell table:style-name="Calc"/>
          <table:table-cell table:style-name="InterimResult"/>
          <table:table-cell table:number-columns-repeated="57"/>
        </table:table-row>
        <table:table-row table:style-name="ro8">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alcResult"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8">
          <table:table-cell/>
          <table:table-cell table:style-name="Calc" office:value-type="string" calcext:value-type="string">
            <text:p>Habitable zone:</text:p>
          </table:table-cell>
          <table:table-cell table:style-name="CalcResult"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alcResult"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Main seq. life span:</text:p>
          </table:table-cell>
          <table:table-cell table:style-name="CalcResultScientific"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inary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1st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2nd star:</text:p>
          </table:table-cell>
          <table:table-cell table:style-name="Input" office:value-type="float" office:value="0.3" calcext:value-type="float">
            <text:p>0,3</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paration/SumSMA¹:</text:p>
          </table:table-cell>
          <table:table-cell table:style-name="Input" office:value-type="float" office:value="10000000" calcext:value-type="float">
            <text:p>100000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71] &lt; 10; ROUND([.E71]; 4); [.E71] &lt; 100; ROUND([.E71]; 2); [.E71] &lt; 10^12; FIXED([.E71]; 0); [.E71] &gt;= 10^12; [.E71])" office:value-type="float" office:value="0.0668" calcext:value-type="float">
            <text:p>0,0668</text:p>
          </table:table-cell>
          <table:table-cell table:style-name="Calc" office:value-type="string" calcext:value-type="string">
            <text:p>AU</text:p>
          </table:table-cell>
          <table:table-cell table:style-name="InterimResult" table:formula="of:=[.C70] * 1000 / AstroUnit" office:value-type="float" office:value="0.0668458712226845" calcext:value-type="float">
            <text:p>0,066845871222685</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73] &lt; 10^12; FIXED([.E73]; 0); [.E73])" office:value-type="string" office:string-value="478.358" calcext:value-type="string">
            <text:p>478.358</text:p>
          </table:table-cell>
          <table:table-cell table:style-name="Calc" office:value-type="string" calcext:value-type="string">
            <text:p>s</text:p>
          </table:table-cell>
          <table:table-cell table:style-name="InterimResult" table:formula="of:=2 * PI() * SQRT(([.C70] * 1000)^3 / (GravitationalConstant * (([.C68] * SunMass) + ([.C69] * SunMass))))" office:value-type="float" office:value="478358.453466655" calcext:value-type="float">
            <text:p>478358,453466655</text:p>
          </table:table-cell>
          <table:table-cell table:style-name="InterimResult" table:formula="of:=[.E73] - ([.E74] * SecondsInYear)" office:value-type="float" office:value="478358.453466655" calcext:value-type="float">
            <text:p>478358,453466655</text:p>
          </table:table-cell>
          <table:table-cell table:style-name="InterimResult" table:formula="of:=[.F73] - ([.F74] * 86400)" office:value-type="float" office:value="46358.4534666549" calcext:value-type="float">
            <text:p>46358,4534666549</text:p>
          </table:table-cell>
          <table:table-cell table:style-name="InterimResult" table:formula="of:=[.G73] - ([.G74] * 3600)" office:value-type="float" office:value="3158.45346665487" calcext:value-type="float">
            <text:p>3158,45346665487</text:p>
          </table:table-cell>
          <table:table-cell table:style-name="InterimResult" table:formula="of:=[.H73] - ([.H74] * 60)" office:value-type="float" office:value="38.4534666548716" calcext:value-type="float">
            <text:p>38,4534666548716</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74]; 0); &quot;a &quot;; [.F74]; &quot;d &quot;; [.G74]; &quot;h &quot;; [.H74]; &quot;m &quot;; [.I74]; &quot;s&quot;)" office:value-type="string" office:string-value="0a 5d 12h 52m 38s" calcext:value-type="string">
            <text:p>0a 5d 12h 52m 38s</text:p>
          </table:table-cell>
          <table:table-cell table:style-name="Calc"/>
          <table:table-cell table:style-name="InterimResult" table:formula="of:=INT([.E73] / SecondsInYear)" office:value-type="float" office:value="0" calcext:value-type="float">
            <text:p>0</text:p>
          </table:table-cell>
          <table:table-cell table:style-name="InterimResult" table:formula="of:=INT([.F73] / 86400)" office:value-type="float" office:value="5" calcext:value-type="float">
            <text:p>5</text:p>
          </table:table-cell>
          <table:table-cell table:style-name="InterimResult" table:formula="of:=INT([.G73] / 3600)" office:value-type="float" office:value="12" calcext:value-type="float">
            <text:p>12</text:p>
          </table:table-cell>
          <table:table-cell table:style-name="InterimResult" table:formula="of:=INT([.H73] / 60)" office:value-type="float" office:value="52" calcext:value-type="float">
            <text:p>52</text:p>
          </table:table-cell>
          <table:table-cell table:style-name="InterimResult" table:formula="of:=INT([.I73])" office:value-type="float" office:value="38" calcext:value-type="float">
            <text:p>38</text:p>
          </table:table-cell>
          <table:table-cell table:number-columns-repeated="55"/>
        </table:table-row>
        <table:table-row table:style-name="ro8">
          <table:table-cell/>
          <table:table-cell table:style-name="Calc" office:value-type="string" calcext:value-type="string">
            <text:p>Barycenter²:</text:p>
          </table:table-cell>
          <table:table-cell table:style-name="CalcResult" table:formula="of:=FIXED([.E75]; 0)" office:value-type="string" office:string-value="2.307.692" calcext:value-type="string">
            <text:p>2.307.692</text:p>
          </table:table-cell>
          <table:table-cell table:style-name="Calc" office:value-type="string" calcext:value-type="string">
            <text:p>km from center of 1st</text:p>
          </table:table-cell>
          <table:table-cell table:style-name="InterimResult" table:formula="of:=[.C70] / (1 + [.C68] / [.C69])" office:value-type="float" office:value="2307692.30769231" calcext:value-type="float">
            <text:p>2307692,30769231</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¹ For non-circular orbits, this is the sum of the semi-major axes of the bodies’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² Only meaningful for circular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4" table:number-rows-repeated="1048496">
          <table:table-cell table:number-columns-repeated="64"/>
        </table:table-row>
        <table:table-row table:style-name="ro4">
          <table:table-cell table:number-columns-repeated="64"/>
        </table:table-row>
        <calcext:conditional-formats>
          <calcext:conditional-format calcext:target-range-address="Star.C40:Star.C40">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5"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¹ =</text:p>
          </table:table-cell>
          <table:table-cell table:style-name="CalcResultScientific"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5.97219E+024" calcext:value-type="float">
            <text:p>5,97219E+024</text:p>
          </table:table-cell>
          <table:table-cell table:style-name="Calc" office:value-type="string" calcext:value-type="string">
            <text:p>kg =</text:p>
          </table:table-cell>
          <table:table-cell table:style-name="CalcResult"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58"/>
        </table:table-row>
        <table:table-row table:style-name="ro8">
          <table:table-cell/>
          <table:table-cell table:style-name="Calc" table:number-columns-repeated="2"/>
          <table:table-cell table:style-name="CalcResult"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58"/>
        </table:table-row>
        <table:table-row table:style-name="ro8">
          <table:table-cell/>
          <table:table-cell table:style-name="Calc" table:number-columns-repeated="2"/>
          <table:table-cell table:style-name="CalcResult"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text:p>
          </table:table-cell>
          <table:table-cell table:number-columns-repeated="58"/>
        </table:table-row>
        <table:table-row table:style-name="ro8">
          <table:table-cell/>
          <table:table-cell table:style-name="Calc" table:number-columns-repeated="2"/>
          <table:table-cell table:style-name="CalcResult"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58"/>
        </table:table-row>
        <table:table-row table:style-name="ro8">
          <table:table-cell/>
          <table:table-cell table:style-name="CalcRemark" office:value-type="string" calcext:value-type="string" table:number-columns-spanned="4" table:number-rows-spanned="1">
            <text:p>¹ ☾: Moon; ⊕: Earth; ♃: Jupiter; ☉: Sun</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Density:</text:p>
          </table:table-cell>
          <table:table-cell table:style-name="Input" office:value-type="float" office:value="5.51" calcext:value-type="float">
            <text:p>5,51</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radius:</text:p>
          </table:table-cell>
          <table:table-cell table:style-name="CalcResult" table:formula="of:=FIXED([.G28] / 1000; 0)" office:value-type="string" office:string-value="6.372" calcext:value-type="string">
            <text:p>6.372</text:p>
          </table:table-cell>
          <table:table-cell table:style-name="Calc" office:value-type="string" calcext:value-type="string">
            <text:p>km or</text:p>
          </table:table-cell>
          <table:table-cell table:style-name="CalcResult" table:formula="of:=FIXED([.C28] / EarthRadius; 2)" office:value-type="string" office:string-value="1,00" calcext:value-type="string">
            <text:p>1,00</text:p>
          </table:table-cell>
          <table:table-cell table:style-name="Calc" office:value-type="string" calcext:value-type="string">
            <text:p>× ⊕</text:p>
          </table:table-cell>
          <table:table-cell table:style-name="InterimResult" table:formula="of:=((3 * [.C25] * EarthMass) / (4 * PI() * ([.C26] * 1000)))^(1 / 3)" office:value-type="float" office:value="6372323.31430838" calcext:value-type="float">
            <text:p>6372323,31430838</text:p>
          </table:table-cell>
          <table:table-cell table:style-name="InterimResult"/>
          <table:table-cell table:number-columns-repeated="56"/>
        </table:table-row>
        <table:table-row table:style-name="ro8">
          <table:table-cell/>
          <table:table-cell table:style-name="Calc" office:value-type="string" calcext:value-type="string">
            <text:p>Gravitational acc.:</text:p>
          </table:table-cell>
          <table:table-cell table:style-name="CalcResult" table:formula="of:=ROUND([.G29]; 2)" office:value-type="float" office:value="9.82" calcext:value-type="float">
            <text:p>9,82</text:p>
          </table:table-cell>
          <table:table-cell table:style-name="Calc" office:value-type="string" calcext:value-type="string">
            <text:p>m/s² or</text:p>
          </table:table-cell>
          <table:table-cell table:style-name="CalcResult"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1620759636913" calcext:value-type="float">
            <text:p>9,81620759636913</text:p>
          </table:table-cell>
          <table:table-cell table:style-name="InterimResult" table:formula="of:=[.G29] / EarthGravity" office:value-type="float" office:value="1.00097460359747" calcext:value-type="float">
            <text:p>1,00097460359747</text:p>
          </table:table-cell>
          <table:table-cell table:number-columns-repeated="56"/>
        </table:table-row>
        <table:table-row table:style-name="ro8">
          <table:table-cell/>
          <table:table-cell table:style-name="Calc" office:value-type="string" calcext:value-type="string">
            <text:p>Escape velocity:</text:p>
          </table:table-cell>
          <table:table-cell table:style-name="CalcResult" table:formula="of:=FIXED([.G30]; 0)" office:value-type="string" office:string-value="11.185" calcext:value-type="string">
            <text:p>11.185</text:p>
          </table:table-cell>
          <table:table-cell table:style-name="Calc" office:value-type="string" calcext:value-type="string">
            <text:p>m/s or</text:p>
          </table:table-cell>
          <table:table-cell table:style-name="CalcResult" table:formula="of:=FIXED([.C30] / EarthEscapeVelocity; 2)" office:value-type="string" office:string-value="1,00" calcext:value-type="string">
            <text:p>1,00</text:p>
          </table:table-cell>
          <table:table-cell table:style-name="Calc" office:value-type="string" calcext:value-type="string">
            <text:p>× ⊕</text:p>
          </table:table-cell>
          <table:table-cell table:style-name="InterimResult" table:formula="of:=SQRT((2 * GravitationalConstant * ([.C25] * EarthMass)) / [.G28])" office:value-type="float" office:value="11184.994280234" calcext:value-type="float">
            <text:p>11184,994280234</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Density of satellite:</text:p>
          </table:table-cell>
          <table:table-cell table:style-name="Input" office:value-type="float" office:value="3.34" calcext:value-type="float">
            <text:p>3,3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Roche limit¹:</text:p>
          </table:table-cell>
          <table:table-cell table:style-name="CalcResult" table:formula="of:=FIXED([.G33] / 1000; 0)" office:value-type="string" office:string-value="9.487" calcext:value-type="string">
            <text:p>9.487</text:p>
          </table:table-cell>
          <table:table-cell table:style-name="Calc" office:value-type="string" calcext:value-type="string">
            <text:p>km (rigid) to</text:p>
          </table:table-cell>
          <table:table-cell table:style-name="CalcResult" table:formula="of:=FIXED([.H33] / 1000; 0)" office:value-type="string" office:string-value="18.372" calcext:value-type="string">
            <text:p>18.372</text:p>
          </table:table-cell>
          <table:table-cell table:style-name="Calc" office:value-type="string" calcext:value-type="string">
            <text:p>km (fluid/loose)</text:p>
          </table:table-cell>
          <table:table-cell table:style-name="InterimResult" table:formula="of:=[.G28] * (1.26 * ([.C26] / [.C32])^(1 / 3))" office:value-type="float" office:value="9487170.92457629" calcext:value-type="float">
            <text:p>9487170,92457629</text:p>
          </table:table-cell>
          <table:table-cell table:style-name="InterimResult" table:formula="of:=[.G28] * (2.44 * ([.C26] / [.C32])^(1 / 3))" office:value-type="float" office:value="18371981.7904493" calcext:value-type="float">
            <text:p>18371981,7904493</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Bodies within this radius might be torn apart by tidal forces and form a ring system.</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44] &lt; 10; ROUND([.E44]; 4); [.E44] &lt; 100; ROUND([.E44]; 2); [.E44] &lt; 10^12; FIXED([.E44]; 0); [.E44] &gt;= 10^12; [.E44])" office:value-type="float" office:value="1" calcext:value-type="float">
            <text:p>1</text:p>
          </table:table-cell>
          <table:table-cell table:style-name="Calc" office:value-type="string" calcext:value-type="string">
            <text:p>AU</text:p>
          </table:table-cell>
          <table:table-cell table:style-name="InterimResult" table:formula="of:=[.C43] * 1000 / AstroUnit" office:value-type="float" office:value="1.00000000200538" calcext:value-type="float">
            <text:p>1,000000002005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46] &lt; 10^12; FIXED([.E46]; 0); [.E46])"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43] * 1000)^3) / (GravitationalConstant * ([.C42] * SunMass)))" office:value-type="float" office:value="31558274.4448814" calcext:value-type="float">
            <text:p>31558274,4448814</text:p>
          </table:table-cell>
          <table:table-cell table:style-name="InterimResult" table:formula="of:=[.E46] - ([.E47] * SecondsInYear)" office:value-type="float" office:value="1348.44488138333" calcext:value-type="float">
            <text:p>1348,44488138333</text:p>
          </table:table-cell>
          <table:table-cell table:style-name="InterimResult" table:formula="of:=[.F46] - ([.F47] * 86400)" office:value-type="float" office:value="1348.44488138333" calcext:value-type="float">
            <text:p>1348,44488138333</text:p>
          </table:table-cell>
          <table:table-cell table:style-name="InterimResult" table:formula="of:=[.G46] - ([.G47] * 3600)" office:value-type="float" office:value="1348.44488138333" calcext:value-type="float">
            <text:p>1348,44488138333</text:p>
          </table:table-cell>
          <table:table-cell table:style-name="InterimResult" table:formula="of:=[.H46] - ([.H47] * 60)" office:value-type="float" office:value="28.4448813833296" calcext:value-type="float">
            <text:p>28,4448813833296</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47]; 0); &quot;a &quot;; [.F47]; &quot;d &quot;; [.G47]; &quot;h &quot;; [.H47]; &quot;m &quot;; [.I47]; &quot;s&quot;)" office:value-type="string" office:string-value="1a 0d 0h 22m 28s" calcext:value-type="string">
            <text:p>1a 0d 0h 22m 28s</text:p>
          </table:table-cell>
          <table:table-cell table:style-name="Calc"/>
          <table:table-cell table:style-name="InterimResult" table:formula="of:=INT([.E46] / SecondsInYear)" office:value-type="float" office:value="1" calcext:value-type="float">
            <text:p>1</text:p>
          </table:table-cell>
          <table:table-cell table:style-name="InterimResult" table:formula="of:=INT([.F46] / 86400)" office:value-type="float" office:value="0" calcext:value-type="float">
            <text:p>0</text:p>
          </table:table-cell>
          <table:table-cell table:style-name="InterimResult" table:formula="of:=INT([.G46] / 3600)" office:value-type="float" office:value="0" calcext:value-type="float">
            <text:p>0</text:p>
          </table:table-cell>
          <table:table-cell table:style-name="InterimResult" table:formula="of:=INT([.H46] / 60)" office:value-type="float" office:value="22" calcext:value-type="float">
            <text:p>22</text:p>
          </table:table-cell>
          <table:table-cell table:style-name="InterimResult" table:formula="of:=INT([.I46])" office:value-type="float" office:value="28" calcext:value-type="float">
            <text:p>28</text:p>
          </table:table-cell>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Hill sphere radius¹:</text:p>
          </table:table-cell>
          <table:table-cell table:style-name="CalcResult" table:formula="of:=FIXED([.E49]; 0)" office:value-type="string" office:string-value="1.496.563" calcext:value-type="string">
            <text:p>1.496.563</text:p>
          </table:table-cell>
          <table:table-cell table:style-name="Calc" office:value-type="string" calcext:value-type="string">
            <text:p>km</text:p>
          </table:table-cell>
          <table:table-cell table:style-name="InterimResult" table:formula="of:=[.C43] * (([.C41] * EarthMass) / (3 * [.C42] * SunMass))^(1 / 3)" office:value-type="float" office:value="1496562.80940938" calcext:value-type="float">
            <text:p>1496562,809409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9">
          <table:table-cell/>
          <table:table-cell table:style-name="CalcRemark" office:value-type="string" calcext:value-type="string" table:number-columns-spanned="3" table:number-rows-spanned="1">
            <text:p>¹ The sphere within which the body’s gravitational attraction dominates over that of the orbited body, i.e. where moon orbits are possible.</text:p>
          </table:table-cell>
          <table:covered-table-cell table:style-name="CalcResult"/>
          <table:covered-table-cell table:style-name="Calc"/>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1st body’s mass:</text:p>
          </table:table-cell>
          <table:table-cell table:style-name="Input" office:value-type="float" office:value="332942" calcext:value-type="float">
            <text:p>332942</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1st body’s dist.:</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0]" office:value-type="float" office:value="0.000000505090599442609" calcext:value-type="float">
            <text:p>5,05E-07</text:p>
          </table:table-cell>
          <table:table-cell table:style-name="Calc" office:value-type="string" calcext:value-type="string">
            <text:p>m/s²</text:p>
          </table:table-cell>
          <table:table-cell table:style-name="InterimResult" table:formula="of:=GravitationalConstant * ([.C58] * EarthMass) * (([.C67] * 2 * 1000) / ([.C59] * 1000)^3)" office:value-type="float" office:value="0.000000505090599442609" calcext:value-type="float">
            <text:p>5,05090599442609E-07</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2nd body’s mass:</text:p>
          </table:table-cell>
          <table:table-cell table:style-name="Input" office:value-type="float" office:value="0.012294" calcext:value-type="float">
            <text:p>0,012294</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2nd body’s dis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4]" office:value-type="float" office:value="0.00000109930957873258" calcext:value-type="float">
            <text:p>1,10E-06</text:p>
          </table:table-cell>
          <table:table-cell table:style-name="Calc" office:value-type="string" calcext:value-type="string">
            <text:p>m/s²</text:p>
          </table:table-cell>
          <table:table-cell table:style-name="InterimResult" table:formula="of:=GravitationalConstant * ([.C62] * EarthMass) * (([.C67] * 2 * 1000) / ([.C63] * 1000)^3)" office:value-type="float" office:value="0.00000109930957873258" calcext:value-type="float">
            <text:p>1,09930957873258E-06</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Body’s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otal tidal force:</text:p>
          </table:table-cell>
          <table:table-cell table:style-name="CalcResultScientific" table:formula="of:=[.E69]" office:value-type="float" office:value="0.00000160440017817519" calcext:value-type="float">
            <text:p>1,60E-06</text:p>
          </table:table-cell>
          <table:table-cell table:style-name="Calc" office:value-type="string" calcext:value-type="string">
            <text:p>m/s²</text:p>
          </table:table-cell>
          <table:table-cell table:style-name="InterimResult" table:formula="of:=[.E60] + [.E64]" office:value-type="float" office:value="0.00000160440017817519" calcext:value-type="float">
            <text:p>1,60440017817519E-06</text:p>
          </table:table-cell>
          <table:table-cell table:number-columns-repeated="59"/>
        </table:table-row>
        <table:table-row table:style-name="ro8">
          <table:table-cell/>
          <table:table-cell table:style-name="Calc" office:value-type="string" calcext:value-type="string">
            <text:p><text:s text:c="4"/>or</text:p>
          </table:table-cell>
          <table:table-cell table:style-name="CalcResult" table:formula="of:=ROUND([.E70]; 4)" office:value-type="float" office:value="1" calcext:value-type="float">
            <text:p>1</text:p>
          </table:table-cell>
          <table:table-cell table:style-name="Calc" office:value-type="string" calcext:value-type="string">
            <text:p>× ⊕</text:p>
          </table:table-cell>
          <table:table-cell table:style-name="InterimResult" table:formula="of:=[.E69] / (SunTidalForceEarth + MoonTidalForceEarth)" office:value-type="float" office:value="1.0000185051153" calcext:value-type="float">
            <text:p>1,000018505115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L☉, equivalent to</text:p>
          </table:table-cell>
          <table:table-cell table:style-name="CalcResult" table:formula="of:=IFERROR(FIXED([.G76];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76]))" office:value-type="float" office:value="4.83" calcext:value-type="float">
            <text:p>4,83</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L☉, equivalent to</text:p>
          </table:table-cell>
          <table:table-cell table:style-name="CalcResult" table:formula="of:=IFERROR(FIXED([.G77];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77]))" office:value-type="string" office:string-value="" calcext:value-type="error">
            <text:p>Fehler:50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alcResult" table:formula="of:=FIXED([.G78]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78] * AstroUnit" office:value-type="float" office:value="149597870700" calcext:value-type="float">
            <text:p>149597870700</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NCATENATE(&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NCATENATE(&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Habitable zone:</text:p>
          </table:table-cell>
          <table:table-cell table:style-name="CalcResult" table:formula="of:=IF([.G82] &gt;= 1000; FIXED([.G82]; 0); ROUND([.G82]; 3))" office:value-type="float" office:value="0.953" calcext:value-type="float">
            <text:p>0,953</text:p>
          </table:table-cell>
          <table:table-cell table:style-name="Calc" office:value-type="string" calcext:value-type="string">
            <text:p>AU to</text:p>
          </table:table-cell>
          <table:table-cell table:style-name="CalcResult" table:formula="of:=IF([.G83] &gt;= 1000; FIXED([.G83]; 0); ROUND([.G83]; 3))" office:value-type="float" office:value="1.374" calcext:value-type="float">
            <text:p>1,374</text:p>
          </table:table-cell>
          <table:table-cell table:style-name="Calc" office:value-type="string" calcext:value-type="string">
            <text:p>AU</text:p>
          </table:table-cell>
          <table:table-cell table:style-name="InterimResult" table:formula="of:=SQRT(([.C76] + [.C77]) / 1.1)" office:value-type="float" office:value="0.953462589245592" calcext:value-type="float">
            <text:p>0,95346258924559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text:s text:c="4"/>or</text:p>
          </table:table-cell>
          <table:table-cell table:style-name="CalcResult" table:formula="of:=FIXED([.G82]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83]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76] + [.C77])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Effective temperature:</text:p>
          </table:table-cell>
          <table:table-cell table:style-name="CalcResult" table:formula="of:=FIXED([.G85]; 1)" office:value-type="string" office:string-value="254,0" calcext:value-type="string">
            <text:p>254,0</text:p>
          </table:table-cell>
          <table:table-cell table:style-name="Calc" office:value-type="string" calcext:value-type="string">
            <text:p>K or</text:p>
          </table:table-cell>
          <table:table-cell table:style-name="CalcResult" table:formula="of:=FIXED([.G85] + AbsoluteZero; 1)" office:value-type="string" office:string-value="-19,1" calcext:value-type="string">
            <text:p>-19,1</text:p>
          </table:table-cell>
          <table:table-cell table:style-name="Calc" office:value-type="string" calcext:value-type="string">
            <text:p>°C</text:p>
          </table:table-cell>
          <table:table-cell table:style-name="InterimResult" table:formula="of:=(((1 - [.C79]) * (LuminositySun * ([.C76] + [.C77]))) / (16 * PI() * ([.C78]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urface temperature:</text:p>
          </table:table-cell>
          <table:table-cell table:style-name="CalcResult" table:formula="of:=FIXED([.G86]; 1)" office:value-type="string" office:string-value="287,5" calcext:value-type="string">
            <text:p>287,5</text:p>
          </table:table-cell>
          <table:table-cell table:style-name="Calc" office:value-type="string" calcext:value-type="string">
            <text:p>K or</text:p>
          </table:table-cell>
          <table:table-cell table:style-name="CalcResult" table:formula="of:=FIXED([.G86] + AbsoluteZero; 1)" office:value-type="string" office:string-value="14,3" calcext:value-type="string">
            <text:p>14,3</text:p>
          </table:table-cell>
          <table:table-cell table:style-name="Calc" office:value-type="string" calcext:value-type="string">
            <text:p>°C</text:p>
          </table:table-cell>
          <table:table-cell table:style-name="InterimResult" table:formula="of:=[.G85] * (1 / (1 - ([.C80] / 2)))^(1 / 4)" office:value-type="float" office:value="287.453386316874" calcext:value-type="float">
            <text:p>287,453386316874</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Direct sun illum.²:</text:p>
          </table:table-cell>
          <table:table-cell table:style-name="CalcResult" table:formula="of:=COM.MICROSOFT.IFS([.H88] &lt; 10; ROUND([.H88]; 4); [.H88] &lt; 100; ROUND([.H88]; 2); [.H88] &gt;= 100; FIXED([.H88]; 0))" office:value-type="string" office:string-value="400.000" calcext:value-type="string">
            <text:p>400.000</text:p>
          </table:table-cell>
          <table:table-cell table:style-name="Calc" office:value-type="string" calcext:value-type="string">
            <text:p>× full Moon or</text:p>
          </table:table-cell>
          <table:table-cell table:style-name="CalcResult" table:formula="of:=COM.MICROSOFT.IFS([.I88] &lt; 10; ROUND([.I88]; 4); [.I88] &lt; 100; ROUND([.I88]; 2); [.I88] &gt;= 100; FIXED([.I88]; 0))" office:value-type="string" office:string-value="10.000" calcext:value-type="string">
            <text:p>10.000</text:p>
          </table:table-cell>
          <table:table-cell table:style-name="Calc" office:value-type="string" calcext:value-type="string">
            <text:p>× street light or</text:p>
          </table:table-cell>
          <table:table-cell table:style-name="InterimResult" table:formula="of:=([.C76] + [.C77]) / [.C78]^2" office:value-type="float" office:value="1" calcext:value-type="float">
            <text:p>1</text:p>
          </table:table-cell>
          <table:table-cell table:style-name="InterimResult" table:formula="of:=[.G88] * (IllumDirectSun / IllumFullMoon)" office:value-type="float" office:value="400000" calcext:value-type="float">
            <text:p>400000</text:p>
          </table:table-cell>
          <table:table-cell table:style-name="InterimResult" table:formula="of:=[.G88] * (IllumDirectSun / IllumStreetLight)" office:value-type="float" office:value="10000" calcext:value-type="float">
            <text:p>10000</text:p>
          </table:table-cell>
          <table:table-cell table:number-columns-repeated="55"/>
        </table:table-row>
        <table:table-row table:style-name="ro8">
          <table:table-cell/>
          <table:table-cell table:style-name="Calc"/>
          <table:table-cell table:style-name="CalcResult" table:formula="of:=COM.MICROSOFT.IFS([.H89] &lt; 10; ROUND([.H89]; 4); [.H89] &lt; 100; ROUND([.H89]; 2); [.H89] &gt;= 100; FIXED([.H89]; 0))" office:value-type="string" office:string-value="250" calcext:value-type="string">
            <text:p>250</text:p>
          </table:table-cell>
          <table:table-cell table:style-name="Calc" office:value-type="string" calcext:value-type="string">
            <text:p>× sunset or</text:p>
          </table:table-cell>
          <table:table-cell table:style-name="CalcResult" table:formula="of:=COM.MICROSOFT.IFS([.I89] &lt; 10; ROUND([.I89]; 4); [.I89] &lt; 100; ROUND([.I89]; 2); [.I89] &gt;= 100; FIXED([.I89]; 0))" office:value-type="float" office:value="5" calcext:value-type="float">
            <text:p>5</text:p>
          </table:table-cell>
          <table:table-cell table:style-name="Calc" office:value-type="string" calcext:value-type="string">
            <text:p>× daylight or</text:p>
          </table:table-cell>
          <table:table-cell table:style-name="InterimResult"/>
          <table:table-cell table:style-name="InterimResult" table:formula="of:=[.G88] * (IllumDirectSun / IllumSunset)" office:value-type="float" office:value="250" calcext:value-type="float">
            <text:p>250</text:p>
          </table:table-cell>
          <table:table-cell table:style-name="InterimResult" table:formula="of:=[.G88] * (IllumDirectSun / IllumDaylight)" office:value-type="float" office:value="5" calcext:value-type="float">
            <text:p>5</text:p>
          </table:table-cell>
          <table:table-cell table:number-columns-repeated="55"/>
        </table:table-row>
        <table:table-row table:style-name="ro8">
          <table:table-cell/>
          <table:table-cell table:style-name="Calc"/>
          <table:table-cell table:style-name="CalcResult" table:formula="of:=COM.MICROSOFT.IFS([.G88] &lt; 10; ROUND([.G88]; 4); [.G88] &lt; 100; ROUND([.G88]; 2); [.G88] &gt;= 100; FIXED([.G88]; 0))" office:value-type="float" office:value="1" calcext:value-type="float">
            <text:p>1</text:p>
          </table:table-cell>
          <table:table-cell table:style-name="Calc" office:value-type="string" calcext:value-type="string">
            <text:p>× direct sun or</text:p>
          </table:table-cell>
          <table:table-cell table:style-name="CalcResult" table:formula="of:=FIXED([.G90];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88]) / 0.4" office:value-type="float" office:value="-26.7" calcext:value-type="float">
            <text:p>-26,7</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² How bright (i.e. illuminance) direct sunlight appears on the planet compared to various light sources. Note that this does not (yet) distinguish between total radiation versus radiation in the visible electromagnetic spectrum onl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Input"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CalcResult" table:formula="of:=FIXED([.E103];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99]^2 * ([.C100] / 100)" office:value-type="float" office:value="147918696.853839" calcext:value-type="float">
            <text:p>147918696,853839</text:p>
          </table:table-cell>
          <table:table-cell table:number-columns-repeated="59"/>
        </table:table-row>
        <table:table-row table:style-name="ro8">
          <table:table-cell/>
          <table:table-cell table:style-name="Calc" office:value-type="string" calcext:value-type="string">
            <text:p>Population density:</text:p>
          </table:table-cell>
          <table:table-cell table:style-name="CalcResult" table:formula="of:=IF([.E104] &gt;= 1000; FIXED([.E104]; 0); ROUND([.E104]; 1))" office:value-type="float" office:value="40.6" calcext:value-type="float">
            <text:p>40,6</text:p>
          </table:table-cell>
          <table:table-cell table:style-name="Calc" office:value-type="string" calcext:value-type="string">
            <text:p>/km²</text:p>
          </table:table-cell>
          <table:table-cell table:style-name="InterimResult" table:formula="of:=([.C101] * 1000000) / [.E103]" office:value-type="float" office:value="40.5628235484573" calcext:value-type="float">
            <text:p>40,562823548457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8">
          <table:table-cell/>
          <table:table-cell table:style-name="Calc" office:value-type="string" calcext:value-type="string">
            <text:p>City area:</text:p>
          </table:table-cell>
          <table:table-cell table:style-name="CalcResult" table:formula="of:=FIXED([.E112]; 0)" office:value-type="string" office:string-value="2.000" calcext:value-type="string">
            <text:p>2.000</text:p>
          </table:table-cell>
          <table:table-cell table:style-name="Calc" office:value-type="string" calcext:value-type="string">
            <text:p>km²</text:p>
          </table:table-cell>
          <table:table-cell table:style-name="InterimResult" table:formula="of:=([.C110] * 1000000) / [.C111]" office:value-type="float" office:value="2000" calcext:value-type="float">
            <text:p>2000</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462">
          <table:table-cell table:number-columns-repeated="64"/>
        </table:table-row>
        <table:table-row table:style-name="ro4">
          <table:table-cell table:number-columns-repeated="64"/>
        </table:table-row>
      </table:table>
      <table:table table:name="Satellite" table:style-name="ta6"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Sunlight¹:</text:p>
          </table:table-cell>
          <table:table-cell table:style-name="Input" office:value-type="float" office:value="1" calcext:value-type="float">
            <text:p>1</text:p>
          </table:table-cell>
          <table:table-cell table:style-name="Calc" office:value-type="string" calcext:value-type="string">
            <text:p>× ⊕</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Visual diameter:</text:p>
          </table:table-cell>
          <table:table-cell table:style-name="CalcResult" table:formula="of:=CONCATENATE([.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alc"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8">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alc"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alc" office:value-type="string" calcext:value-type="string">
            <text:p>lux or</text:p>
          </table:table-cell>
          <table:table-cell table:style-name="CalcResult" table:formula="of:=FIXED([.H17]; 2)" office:value-type="string" office:string-value="-12,74" calcext:value-type="string">
            <text:p>-12,74</text:p>
          </table:table-cell>
          <table:table-cell table:style-name="Calc"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alc"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alc"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alc"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alc"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formula="of:=[.E31] - ([.E32] * SecondsInYear)" office:value-type="float" office:value="2371839.3341034" calcext:value-type="float">
            <text:p>2371839,3341034</text:p>
          </table:table-cell>
          <table:table-cell table:style-name="InterimResult" table:formula="of:=[.F31] - ([.F32] * 86400)" office:value-type="float" office:value="39039.3341034036" calcext:value-type="float">
            <text:p>39039,3341034036</text:p>
          </table:table-cell>
          <table:table-cell table:style-name="InterimResult" table:formula="of:=[.G31] - ([.G32] * 3600)" office:value-type="float" office:value="3039.33410340361" calcext:value-type="float">
            <text:p>3039,33410340361</text:p>
          </table:table-cell>
          <table:table-cell table:style-name="InterimResult" table:formula="of:=[.H31] - ([.H32] * 60)" office:value-type="float" office:value="39.334103403613" calcext:value-type="float">
            <text:p>39,334103403613</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32]; 0); &quot;a &quot;; [.F32]; &quot;d &quot;; [.G32]; &quot;h &quot;; [.H32]; &quot;m &quot;; [.I32]; &quot;s&quot;)" office:value-type="string" office:string-value="0a 27d 10h 50m 39s" calcext:value-type="string">
            <text:p>0a 27d 10h 50m 39s</text:p>
          </table:table-cell>
          <table:table-cell table:style-name="Calc"/>
          <table:table-cell table:style-name="InterimResult" table:formula="of:=INT([.E31] / SecondsInYear)" office:value-type="float" office:value="0" calcext:value-type="float">
            <text:p>0</text:p>
          </table:table-cell>
          <table:table-cell table:style-name="InterimResult" table:formula="of:=INT([.F31] / 86400)" office:value-type="float" office:value="27" calcext:value-type="float">
            <text:p>27</text:p>
          </table:table-cell>
          <table:table-cell table:style-name="InterimResult" table:formula="of:=INT([.G31] / 3600)" office:value-type="float" office:value="10" calcext:value-type="float">
            <text:p>10</text:p>
          </table:table-cell>
          <table:table-cell table:style-name="InterimResult" table:formula="of:=INT([.H31] / 60)" office:value-type="float" office:value="50" calcext:value-type="float">
            <text:p>50</text:p>
          </table:table-cell>
          <table:table-cell table:style-name="InterimResult" table:formula="of:=INT([.I31])" office:value-type="float" office:value="39" calcext:value-type="float">
            <text:p>39</text:p>
          </table:table-cell>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4" table:number-rows-repeated="1048542">
          <table:table-cell table:number-columns-repeated="64"/>
        </table:table-row>
        <table:table-row table:style-name="ro4">
          <table:table-cell table:number-columns-repeated="64"/>
        </table:table-row>
      </table:table>
      <table:table table:name="Compact" table:style-name="ta7"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5" calcext:value-type="float">
            <text:p>5</text:p>
          </table:table-cell>
          <table:table-cell table:style-name="Calc" office:value-type="string" calcext:value-type="string">
            <text:p>m☉, equivalent to</text:p>
          </table:table-cell>
          <table:table-cell table:style-name="CalcResultScientific"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chwarzschild radius:</text:p>
          </table:table-cell>
          <table:table-cell table:style-name="CalcResultScientific"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alcResultScientific"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8">
          <table:table-cell/>
          <table:table-cell table:style-name="Calc" office:value-type="string" calcext:value-type="string">
            <text:p>Photon sphere radius¹:</text:p>
          </table:table-cell>
          <table:table-cell table:style-name="CalcResultScientific"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alcResultScientific"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8">
          <table:table-cell/>
          <table:table-cell table:style-name="Calc" office:value-type="string" calcext:value-type="string">
            <text:p>ISCO²:</text:p>
          </table:table-cell>
          <table:table-cell table:style-name="CalcResultScientific"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alcResultScientific"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8">
          <table:table-cell/>
          <table:table-cell table:style-name="Calc" office:value-type="string" calcext:value-type="string">
            <text:p>Lifetime:</text:p>
          </table:table-cell>
          <table:table-cell table:style-name="CalcResultScientific" table:formula="of:=IF([.G14] &lt; 10^9; FIXED([.G14]; 0); [.G14])" office:value-type="float" office:value="8.26596716672826E+076" calcext:value-type="float">
            <text:p>8,27E+76</text:p>
          </table:table-cell>
          <table:table-cell table:style-name="Calc" office:value-type="string" calcext:value-type="string">
            <text:p>s, equivalent to</text:p>
          </table:table-cell>
          <table:table-cell table:style-name="CalcResultScientific" table:formula="of:=IF([.H14] &lt; 10^9; FIXED([.H14]; 0); [.H14])" office:value-type="float" office:value="2.61938287865182E+069" calcext:value-type="float">
            <text:p>2,62E+69</text:p>
          </table:table-cell>
          <table:table-cell table:style-name="Calc" office:value-type="string" calcext:value-type="string">
            <text:p>years</text:p>
          </table:table-cell>
          <table:table-cell table:style-name="InterimResult" table:formula="of:=([.C9] * SunMass)^3 * ((5120 * PI() * GravitationalConstant^2) / (DiracConstant * LightSpeed^4))" office:value-type="float" office:value="8.26596716672826E+076" calcext:value-type="float">
            <text:p>8,26596716672826E+076</text:p>
          </table:table-cell>
          <table:table-cell table:style-name="InterimResult" table:formula="of:=[.G14] / SecondsInYear" office:value-type="float" office:value="2.61938287865182E+069" calcext:value-type="float">
            <text:p>2,61938287865182E+069</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The limit within which circular orbits are impossib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² Innermost stable circular orbit (for a non-spinning black ho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57">
          <table:table-cell table:number-columns-repeated="64"/>
        </table:table-row>
        <table:table-row table:style-name="ro4">
          <table:table-cell table:number-columns-repeated="64"/>
        </table:table-row>
      </table:table>
      <table:table table:name="Impact" table:style-name="ta8"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Impac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office:value-type="string"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mass:</text:p>
          </table:table-cell>
          <table:table-cell table:style-name="CalcResultScientific"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8">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Kinetic energy:</text:p>
          </table:table-cell>
          <table:table-cell table:style-name="CalcResultScientific"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 lightning bolt or</text:p>
          </table:table-cell>
          <table:table-cell table:style-name="CalcResultScientific"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8">
          <table:table-cell/>
          <table:table-cell table:style-name="Calc"/>
          <table:table-cell table:style-name="CalcResultScientific"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 Tsar Bomba or</text:p>
          </table:table-cell>
          <table:table-cell table:style-name="CalcResultScientific"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8">
          <table:table-cell/>
          <table:table-cell table:style-name="Calc"/>
          <table:table-cell table:style-name="CalcResultScientific"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crater size:</text:p>
          </table:table-cell>
          <table:table-cell table:style-name="CalcResult"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alcResult"/>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56"/>
        </table:table-row>
        <table:table-row table:style-name="ro8">
          <table:table-cell/>
          <table:table-cell table:style-name="Calc" office:value-type="string" calcext:value-type="string">
            <text:p>Lower bound:</text:p>
          </table:table-cell>
          <table:table-cell table:style-name="CalcResult"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alcResult"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alcResult"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 of neut. matter:</text:p>
          </table:table-cell>
          <table:table-cell table:style-name="CalcResultScientific" table:formula="of:=[.G28]" office:value-type="float" office:value="4.8E+017" calcext:value-type="float">
            <text:p>4,80E+17</text:p>
          </table:table-cell>
          <table:table-cell table:style-name="Calc" office:value-type="string" calcext:value-type="string">
            <text:p>kg, corresponding to</text:p>
          </table:table-cell>
          <table:table-cell table:style-name="CalcResultScientific"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alcResultScientific"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8">
          <table:table-cell/>
          <table:table-cell table:style-name="Calc"/>
          <table:table-cell table:style-name="CalcResultScientific"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alcResultScientific"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8">
          <table:table-cell/>
          <table:table-cell table:style-name="Calc"/>
          <table:table-cell table:style-name="CalcResultScientific"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alcResultScientific"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eased energy:</text:p>
          </table:table-cell>
          <table:table-cell table:style-name="CalcResultScientific"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34] &lt; 10; FIXED([.G34]; 4); [.G34] &lt; 100; FIXED([.G34]; 2); [.G34] &lt; 10^9; FIXED([.G34]; 0); [.G34] &gt;= 10^9; [.G34])" office:value-type="float" office:value="793650793650794" calcext:value-type="float">
            <text:p>7,94E+14</text:p>
          </table:table-cell>
          <table:table-cell table:style-name="Calc" office:value-type="string" calcext:value-type="string">
            <text:p>× Hiroshima bomb or</text:p>
          </table:table-cell>
          <table:table-cell table:style-name="CalcResultScientific"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 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8">
          <table:table-cell/>
          <table:table-cell table:style-name="Calc"/>
          <table:table-cell table:style-name="CalcResultScientific"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 Chicxulub impact or</text:p>
          </table:table-cell>
          <table:table-cell table:style-name="CalcResultScientific" table:formula="of:=COM.MICROSOFT.IFS([.H35] &lt; 10; FIXED([.H35]; 4); [.H35] &lt; 100; FIXED([.H35]; 2); [.H35] &lt; 10^9; FIXED([.H35]; 0); [.H35] &gt;= 10^9; [.H35])" office:value-type="string" office:string-value="5.000" calcext:value-type="string">
            <text:p>5.000</text:p>
          </table:table-cell>
          <table:table-cell table:style-name="Calc"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8">
          <table:table-cell/>
          <table:table-cell table:style-name="Calc"/>
          <table:table-cell table:style-name="CalcResultScientific" table:formula="of:=COM.MICROSOFT.IFS([.G36] &lt; 10; FIXED([.G36]; 4); [.G36] &lt; 100; FIXED([.G36]; 2); [.G36] &lt; 10^9; FIXED([.G36]; 0); [.G36] &gt;= 10^9; [.G36])" office:value-type="string" office:string-value="0,4032" calcext:value-type="string">
            <text:p>0,4032</text:p>
          </table:table-cell>
          <table:table-cell table:style-name="Calc" office:value-type="string" calcext:value-type="string">
            <text:p>× Moon destruction or</text:p>
          </table:table-cell>
          <table:table-cell table:style-name="CalcResultScientific" table:formula="of:=COM.MICROSOFT.IFS([.H36] &lt; 10; FIXED([.H36]; 4); [.H36] &lt; 100; FIXED([.H36]; 2); [.H36] &lt; 10^9; FIXED([.H36]; 0); [.H36] &gt;= 10^9; [.H36])" office:value-type="string" office:string-value="0,0002" calcext:value-type="string">
            <text:p>0,0002</text:p>
          </table:table-cell>
          <table:table-cell table:style-name="Calc"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56"/>
        </table:table-row>
        <table:table-row table:style-name="ro8">
          <table:table-cell/>
          <table:table-cell table:style-name="Calc"/>
          <table:table-cell table:style-name="CalcResultScientific" table:formula="of:=COM.MICROSOFT.IFS([.G37] &lt; 10; FIXED([.G37]; 4); [.G37] &lt; 100; FIXED([.G37]; 2); [.G37] &lt; 10^9; FIXED([.G37]; 0); [.G37] &gt;= 10^9; [.G37])" office:value-type="string" office:string-value="0,0000" calcext:value-type="string">
            <text:p>0,0000</text:p>
          </table:table-cell>
          <table:table-cell table:style-name="Calc" office:value-type="string" calcext:value-type="string">
            <text:p>× Jupiter destruction or</text:p>
          </table:table-cell>
          <table:table-cell table:style-name="CalcResultScientific" table:formula="of:=COM.MICROSOFT.IFS([.H37] &lt; 10; FIXED([.H37]; 4); [.H37] &lt; 100; FIXED([.H37]; 2); [.H37] &lt; 10^9; FIXED([.H37]; 0); [.H37] &gt;= 10^9; [.H37])" office:value-type="string" office:string-value="0,0000" calcext:value-type="string">
            <text:p>0,0000</text:p>
          </table:table-cell>
          <table:table-cell table:style-name="Calc"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omb blas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Yield:</text:p>
          </table:table-cell>
          <table:table-cell table:style-name="Input" office:value-type="float" office:value="100" calcext:value-type="float">
            <text:p>100</text:p>
          </table:table-cell>
          <table:table-cell table:style-name="Calc" office:value-type="string" calcext:value-type="string">
            <text:p>kt TNT or</text:p>
          </table:table-cell>
          <table:table-cell table:style-name="CalcResultScientific" table:formula="of:=COM.MICROSOFT.IFS([.G43] &lt; 10; FIXED([.G43]; 4); [.G43] &lt; 100; FIXED([.G43]; 2); [.G43] &lt; 10^9; FIXED([.G43]; 0); [.G43] &gt;= 10^9; [.G43])" office:value-type="float" office:value="418400000000000" calcext:value-type="float">
            <text:p>4,18E+14</text:p>
          </table:table-cell>
          <table:table-cell table:style-name="Calc" office:value-type="string" calcext:value-type="string">
            <text:p>J</text:p>
          </table:table-cell>
          <table:table-cell table:style-name="InterimResult" table:formula="of:=[.C43] * KilotonTNT" office:value-type="float" office:value="418400000000000" calcext:value-type="float">
            <text:p>418400000000000</text:p>
          </table:table-cell>
          <table:table-cell table:style-name="InterimResult"/>
          <table:table-cell table:number-columns-repeated="56"/>
        </table:table-row>
        <table:table-row table:style-name="ro8">
          <table:table-cell/>
          <table:table-cell table:style-name="Calc" office:value-type="string" calcext:value-type="string">
            <text:p>Air pressure:</text:p>
          </table:table-cell>
          <table:table-cell table:style-name="Input" office:value-type="float" office:value="1" calcext:value-type="float">
            <text:p>1</text:p>
          </table:table-cell>
          <table:table-cell table:style-name="Calc" office:value-type="string" calcext:value-type="string">
            <text:p>atm or</text:p>
          </table:table-cell>
          <table:table-cell table:style-name="CalcResult" table:formula="of:=FIXED([.G44]; 0)" office:value-type="string" office:string-value="1.013" calcext:value-type="string">
            <text:p>1.013</text:p>
          </table:table-cell>
          <table:table-cell table:style-name="Calc" office:value-type="string" calcext:value-type="string">
            <text:p>mbar</text:p>
          </table:table-cell>
          <table:table-cell table:style-name="InterimResult" table:formula="of:=[.C44] * 1013.25" office:value-type="float" office:value="1013.25" calcext:value-type="float">
            <text:p>1013,25</text:p>
          </table:table-cell>
          <table:table-cell table:style-name="InterimResult"/>
          <table:table-cell table:number-columns-repeated="56"/>
        </table:table-row>
        <table:table-row table:style-name="ro8">
          <table:table-cell/>
          <table:table-cell table:style-name="Calc" office:value-type="string" calcext:value-type="string">
            <text:p>Time since detonation:</text:p>
          </table:table-cell>
          <table:table-cell table:style-name="Input" office:value-type="float" office:value="1" calcext:value-type="float">
            <text:p>1</text:p>
          </table:table-cell>
          <table:table-cell table:style-name="Calc" office:value-type="string" calcext:value-type="string">
            <text:p>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Fireball max. radius:</text:p>
          </table:table-cell>
          <table:table-cell table:style-name="CalcResult" table:formula="of:=FIXED([.G47]; 0)" office:value-type="string" office:string-value="246" calcext:value-type="string">
            <text:p>246</text:p>
          </table:table-cell>
          <table:table-cell table:style-name="Calc" office:value-type="string" calcext:value-type="string">
            <text:p>m, duration:</text:p>
          </table:table-cell>
          <table:table-cell table:style-name="CalcResult" table:formula="of:=COM.MICROSOFT.IFS([.H47] &lt; 10; FIXED([.H47]; 2); [.H47] &lt; 100; FIXED([.H47]; 1); [.H47] &gt;= 100; FIXED([.H47]; 0))" office:value-type="string" office:string-value="1,59" calcext:value-type="string">
            <text:p>1,59</text:p>
          </table:table-cell>
          <table:table-cell table:style-name="Calc" office:value-type="string" calcext:value-type="string">
            <text:p>s</text:p>
          </table:table-cell>
          <table:table-cell table:style-name="InterimResult" table:formula="of:=([.C43]^0.4) * 39" office:value-type="float" office:value="246.073364347275" calcext:value-type="float">
            <text:p>246,073364347275</text:p>
          </table:table-cell>
          <table:table-cell table:style-name="InterimResult" table:formula="of:=([.C43]^0.45) * 0.2" office:value-type="float" office:value="1.58865646944856" calcext:value-type="float">
            <text:p>1,58865646944856</text:p>
          </table:table-cell>
          <table:table-cell table:number-columns-repeated="56"/>
        </table:table-row>
        <table:table-row table:style-name="ro8">
          <table:table-cell/>
          <table:table-cell table:style-name="Calc" office:value-type="string" calcext:value-type="string">
            <text:p>Shockwave radius:</text:p>
          </table:table-cell>
          <table:table-cell table:style-name="CalcResult" table:formula="of:=IFERROR(FIXED([.G48]; 0); &quot;n/a&quot;)" office:value-type="string" office:string-value="807" calcext:value-type="string">
            <text:p>807</text:p>
          </table:table-cell>
          <table:table-cell table:style-name="Calc" office:value-type="string" calcext:value-type="string">
            <text:p>m</text:p>
          </table:table-cell>
          <table:table-cell table:style-name="Calc" table:number-columns-repeated="2"/>
          <table:table-cell table:style-name="InterimResult" table:formula="of:=[.G43]^(1 / 5) * [.C45]^(2 / 5) * ([.C44] * AirDensity)^(-(1 / 5))" office:value-type="float" office:value="806.661105891973" calcext:value-type="float">
            <text:p>806,661105891973</text:p>
          </table:table-cell>
          <table:table-cell table:style-name="InterimResult"/>
          <table:table-cell table:number-columns-repeated="56"/>
        </table:table-row>
        <table:table-row table:style-name="ro8">
          <table:table-cell/>
          <table:table-cell table:style-name="Calc" office:value-type="string" calcext:value-type="string">
            <text:p>Crater size:</text:p>
          </table:table-cell>
          <table:table-cell table:style-name="CalcResult" table:formula="of:=FIXED([.G49]; 0)" office:value-type="string" office:string-value="194" calcext:value-type="string">
            <text:p>194</text:p>
          </table:table-cell>
          <table:table-cell table:style-name="Calc" office:value-type="string" calcext:value-type="string">
            <text:p>m</text:p>
          </table:table-cell>
          <table:table-cell table:style-name="Calc" table:number-columns-repeated="2"/>
          <table:table-cell table:style-name="InterimResult" table:formula="of:=([.C43]^0.3) * 48.8" office:value-type="float" office:value="194.276299230107" calcext:value-type="float">
            <text:p>194,276299230107</text:p>
          </table:table-cell>
          <table:table-cell table:style-name="InterimResult"/>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25">
          <table:table-cell table:number-columns-repeated="64"/>
        </table:table-row>
        <table:table-row table:style-name="ro4">
          <table:table-cell table:number-columns-repeated="64"/>
        </table:table-row>
      </table:table>
      <table:table table:name="Life" table:style-name="ta9"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Body mass index¹:</text:p>
          </table:table-cell>
          <table:table-cell table:style-name="Input" office:value-type="float" office:value="21.5" calcext:value-type="float">
            <text:p>21,5</text:p>
          </table:table-cell>
          <table:table-cell table:style-name="Calc" office:value-type="string" calcext:value-type="string">
            <text:p>Normal-weight human: 18.5-24.9</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Gravity:</text:p>
          </table:table-cell>
          <table:table-cell table:style-name="Input" office:value-type="float" office:value="1" calcext:value-type="float">
            <text:p>1</text:p>
          </table:table-cell>
          <table:table-cell table:style-name="Calc" office:value-type="string" calcext:value-type="string">
            <text:p>g, or</text:p>
          </table:table-cell>
          <table:table-cell table:style-name="CalcResult"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8">
          <table:table-cell/>
          <table:table-cell table:style-name="Calc" office:value-type="string" calcext:value-type="string">
            <text:p>Weight:</text:p>
          </table:table-cell>
          <table:table-cell table:style-name="CalcResult"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9">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tar temperature:</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Light wavelength peak:</text:p>
          </table:table-cell>
          <table:table-cell table:style-name="CalcResult" table:formula="of:=FIXED([.G21]; 0)" office:value-type="string" office:string-value="500" calcext:value-type="string">
            <text:p>500</text:p>
          </table:table-cell>
          <table:table-cell table:style-name="Calc" office:value-type="string" calcext:value-type="string">
            <text:p>nm, photon rate peak:</text:p>
          </table:table-cell>
          <table:table-cell table:style-name="CalcResult" table:formula="of:=FIXED([.H21]; 0)" office:value-type="string" office:string-value="633" calcext:value-type="string">
            <text:p>633</text:p>
          </table:table-cell>
          <table:table-cell table:style-name="Calc" office:value-type="string" calcext:value-type="string">
            <text:p>nm,</text:p>
          </table:table-cell>
          <table:table-cell table:style-name="InterimResult" table:formula="of:= WiensDisplacementConstant / [.C20] * 1000000000" office:value-type="float" office:value="499.615854310345" calcext:value-type="float">
            <text:p>499,615854310345</text:p>
          </table:table-cell>
          <table:table-cell table:style-name="InterimResult" table:formula="of:=PhotonDistributionConstant / [.C20] * 1000" office:value-type="float" office:value="632.706896551724" calcext:value-type="float">
            <text:p>632,706896551724</text:p>
          </table:table-cell>
          <table:table-cell table:number-columns-repeated="56"/>
        </table:table-row>
        <table:table-row table:style-name="ro8">
          <table:table-cell/>
          <table:table-cell table:style-name="Calc" office:value-type="string" calcext:value-type="string">
            <text:p><text:s text:c="4"/>color:</text:p>
          </table:table-cell>
          <table:table-cell table:style-name="CalcResult"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alcResult"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8">
          <table:table-cell/>
          <table:table-cell table:style-name="CalcVegColorPurple" office:value-type="string" calcext:value-type="string">
            <text:p>Purple:</text:p>
          </table:table-cell>
          <table:table-cell table:style-name="CalcResult"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alcResult"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InterimResult" table:formula="of:=COM.MICROSOFT.IFS([.C20] &lt; 4300; 0; [.C20] &lt; 4800; ([.C20] - 4300) / 5; [.C20] &lt; 5000; 100; [.C20] &lt; 5500; 100 - (([.C20] - 5000) / 5); [.C20]; 0)" office:value-type="float" office:value="0" calcext:value-type="float">
            <text:p>0</text:p>
          </table:table-cell>
          <table:table-cell table:number-columns-repeated="56"/>
        </table:table-row>
        <table:table-row table:style-name="ro8">
          <table:table-cell/>
          <table:table-cell table:style-name="CalcVegColorYellow" office:value-type="string" calcext:value-type="string">
            <text:p>orange/yellow:</text:p>
          </table:table-cell>
          <table:table-cell table:style-name="CalcResult"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alcResult"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InterimResult" table:formula="of:=COM.MICROSOFT.IFS([.C20] &lt; 6000; 0; [.C20] &lt; 6800; ([.C20] - 6000) / 8; [.C20] &lt; 7600; 100; [.C20] &lt; 8400; 100 - (([.C20] - 7600) / 8); [.C20]; 0)" office:value-type="float" office:value="0" calcext:value-type="float">
            <text:p>0</text:p>
          </table:table-cell>
          <table:table-cell table:style-name="InterimResult" table:formula="of:=COM.MICROSOFT.IFS([.C20] &lt; 2000; 0; [.C20] &lt; 4200; ([.C20] - 2000) / 22; [.C20] &lt; 6200; 100; [.C20] &lt; 8000; 100 - (([.C20] - 6200) / 18); [.C20]; 0)" office:value-type="float" office:value="100" calcext:value-type="float">
            <text:p>100</text:p>
          </table:table-cell>
          <table:table-cell table:number-columns-repeated="56"/>
        </table:table-row>
        <table:table-row table:style-name="ro8">
          <table:table-cell/>
          <table:table-cell table:style-name="CalcVegColorBlue" office:value-type="string" calcext:value-type="string">
            <text:p>mint/blue:</text:p>
          </table:table-cell>
          <table:table-cell table:style-name="CalcResult"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alcResult"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InterimResult" table:formula="of:=COM.MICROSOFT.IFS([.C20] &lt; 2000; 100; [.C20] &lt; 4000; 100 - (([.C20] - 2000) / 20); [.C20]; 0)" office:value-type="float" office:value="0" calcext:value-type="float">
            <text:p>0</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45">
          <table:table-cell table:number-columns-repeated="64"/>
        </table:table-row>
        <table:table-row table:style-name="ro4">
          <table:table-cell table:number-columns-repeated="64"/>
        </table:table-row>
      </table:table>
      <table:table table:name="Structure" table:style-name="ta10"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8">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8">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8">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8">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8">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Volume:</text:p>
          </table:table-cell>
          <table:table-cell table:style-name="CalcResultScientific"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8">
          <table:table-cell/>
          <table:table-cell table:style-name="Calc" office:value-type="string" calcext:value-type="string">
            <text:p>Mass:</text:p>
          </table:table-cell>
          <table:table-cell table:style-name="CalcResultScientific"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Steel iron content:</text:p>
          </table:table-cell>
          <table:table-cell table:style-name="Input" office:value-type="float" office:value="98.5" calcext:value-type="float">
            <text:p>98,5</text:p>
          </table:table-cell>
          <table:table-cell table:style-name="Calc" office:value-type="string" calcext:value-type="string">
            <text:p>%</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Total iron amount:</text:p>
          </table:table-cell>
          <table:table-cell table:style-name="CalcResultScientific" table:formula="of:=IF([.E20] &lt; 10^9; FIXED([.E20]; 0); [.E20])" office:value-type="float" office:value="571857827547.643" calcext:value-type="float">
            <text:p>5,72E+11</text:p>
          </table:table-cell>
          <table:table-cell table:style-name="Calc" office:value-type="string" calcext:value-type="string">
            <text:p>kg</text:p>
          </table:table-cell>
          <table:table-cell table:style-name="InterimResult" table:formula="of:=[.E17] * ([.C19] / 100)" office:value-type="float" office:value="571857827547.643" calcext:value-type="float">
            <text:p>571857827547,64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1] &lt; 10; ROUND([.E21]; 4); [.E21] &lt; 100; ROUND([.E21]; 2); [.E21] &lt; 10^9; FIXED([.E21]; 0); [.E21] &gt;= 10^9; [.E21])" office:value-type="string" office:string-value="78.337" calcext:value-type="string">
            <text:p>78.337</text:p>
          </table:table-cell>
          <table:table-cell table:style-name="Calc" office:value-type="string" calcext:value-type="string">
            <text:p>× Eiffel Tower</text:p>
          </table:table-cell>
          <table:table-cell table:style-name="InterimResult" table:formula="of:=[.E20] / EiffelTowerMass" office:value-type="float" office:value="78336.6887051566" calcext:value-type="float">
            <text:p>78336,6887051566</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2] &lt; 10; ROUND([.E22]; 4); [.E22] &lt; 100; ROUND([.E22]; 2); [.E22] &lt; 10^9; FIXED([.E22]; 0); [.E22] &gt;= 10^9; [.E22])" office:value-type="string" office:string-value="6.229" calcext:value-type="string">
            <text:p>6.229</text:p>
          </table:table-cell>
          <table:table-cell table:style-name="Calc" office:value-type="string" calcext:value-type="string">
            <text:p>× aircraft carrier⁵</text:p>
          </table:table-cell>
          <table:table-cell table:style-name="InterimResult" table:formula="of:=[.E20] / AircraftCarrierMass" office:value-type="float" office:value="6229.38809964753" calcext:value-type="float">
            <text:p>6229,3880996475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3] &lt; 10; ROUND([.E23]; 4); [.E23] &lt; 100; ROUND([.E23]; 2); [.E23] &lt; 10^9; FIXED([.E23]; 0); [.E23] &gt;= 10^9; [.E23])" office:value-type="string" office:string-value="1.502" calcext:value-type="string">
            <text:p>1.502</text:p>
          </table:table-cell>
          <table:table-cell table:style-name="Calc" office:value-type="string" calcext:value-type="string">
            <text:p>× Golden Gate Bridge</text:p>
          </table:table-cell>
          <table:table-cell table:style-name="InterimResult" table:formula="of:=[.E20] / GoldenGateBridgeMass" office:value-type="float" office:value="1501.72748830789" calcext:value-type="float">
            <text:p>1501,72748830789</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4] &lt; 10; ROUND([.E24]; 4); [.E24] &lt; 100; ROUND([.E24]; 2); [.E24] &lt; 10^9; FIXED([.E24]; 0); [.E24] &gt;= 10^9; [.E24])" office:value-type="float" office:value="0" calcext:value-type="float">
            <text:p>0</text:p>
          </table:table-cell>
          <table:table-cell table:style-name="Calc" office:value-type="string" calcext:value-type="string">
            <text:p>× iron in Earth crust</text:p>
          </table:table-cell>
          <table:table-cell table:style-name="InterimResult" table:formula="of:=[.E20]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5] &lt; 10; ROUND([.E25]; 4); [.E25] &lt; 100; ROUND([.E25]; 2); [.E25] &lt; 10^9; FIXED([.E25]; 0); [.E25] &gt;= 10^9; [.E25])" office:value-type="float" office:value="0" calcext:value-type="float">
            <text:p>0</text:p>
          </table:table-cell>
          <table:table-cell table:style-name="Calc" office:value-type="string" calcext:value-type="string">
            <text:p>× iron in Earth</text:p>
          </table:table-cell>
          <table:table-cell table:style-name="InterimResult" table:formula="of:=[.E20]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style-name="InterimResult" table:number-columns-repeated="2"/>
          <table:table-cell table:number-columns-repeated="58"/>
        </table:table-row>
        <table:table-row table:style-name="ro10">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⁵ Nimitz class, fully loaded.</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4" table:number-rows-repeated="1048543">
          <table:table-cell table:number-columns-repeated="64"/>
        </table:table-row>
        <table:table-row table:style-name="ro4">
          <table:table-cell table:number-columns-repeated="64"/>
        </table:table-row>
      </table:table>
      <table:table table:name="Vehicle" table:style-name="ta1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8">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Vehicle mass:</text:p>
          </table:table-cell>
          <table:table-cell table:style-name="CalcResultScientific"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8">
          <table:table-cell/>
          <table:table-cell table:style-name="Calc" office:value-type="string" calcext:value-type="string">
            <text:p>Personnel:</text:p>
          </table:table-cell>
          <table:table-cell table:style-name="CalcResult"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9">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556">
          <table:table-cell table:number-columns-repeated="64"/>
        </table:table-row>
        <table:table-row table:style-name="ro4">
          <table:table-cell table:number-columns-repeated="64"/>
        </table:table-row>
      </table:table>
      <table:table table:name="Travel" table:style-name="ta1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Travel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parsec/h =</text:p>
          </table:table-cell>
          <table:table-cell table:style-name="CalcResult" table:formula="of:=FIXED([.F9]; 0)" office:value-type="string" office:string-value="28.590" calcext:value-type="string">
            <text:p>28.590</text:p>
          </table:table-cell>
          <table:table-cell table:style-name="Calc" office:value-type="string" calcext:value-type="string">
            <text:p>c</text:p>
          </table:table-cell>
          <table:table-cell table:style-name="InterimResult" table:formula="of:=[.B9] * SecondsInYear / 3600 * ParsecInLY" office:value-type="float" office:value="28590.2574319637" calcext:value-type="float">
            <text:p>28590,257431963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text:p>
          </table:table-cell>
          <table:table-cell table:style-name="Input"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Travel time:</text:p>
          </table:table-cell>
          <table:table-cell table:style-name="CalcResultScientific" table:formula="of:=IF([.E18] &lt; 10^9; FIXED([.E18]; 0); [.E18])"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15] * [.C16]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NCATENATE(FIXED([.E19]; 0); &quot;d &quot;; [.F19]; &quot;h &quot;; [.G19]; &quot;m &quot;; [.H19]; &quot;s&quot;)" office:value-type="string" office:string-value="1d 4h 35m 25s" calcext:value-type="string">
            <text:p>1d 4h 35m 25s</text:p>
          </table:table-cell>
          <table:table-cell table:style-name="Calc"/>
          <table:table-cell table:style-name="InterimResult" table:formula="of:=INT([.C18] / 86400)" office:value-type="float" office:value="1" calcext:value-type="float">
            <text:p>1</text:p>
          </table:table-cell>
          <table:table-cell table:style-name="InterimResult" table:formula="of:=INT(([.C18] - ([.E19] * 86400)) / 3600)" office:value-type="float" office:value="4" calcext:value-type="float">
            <text:p>4</text:p>
          </table:table-cell>
          <table:table-cell table:style-name="InterimResult" table:formula="of:=INT((([.C18] - ([.E19] * 86400)) - ([.F19] * 3600)) / 60)" office:value-type="float" office:value="35" calcext:value-type="float">
            <text:p>35</text:p>
          </table:table-cell>
          <table:table-cell table:style-name="InterimResult" table:formula="of:=[.C18] - ( [.E19] * 86400 ) - ([.F19] * 3600) - ([.G19] * 60)" office:value-type="float" office:value="25" calcext:value-type="float">
            <text:p>25</text:p>
          </table:table-cell>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number-columns-repeated="2" table:style-name="Calc"/>
          <table:table-cell table:style-name="InterimResult" table:number-columns-repeated="4"/>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Observer time:</text:p>
          </table:table-cell>
          <table:table-cell table:style-name="CalcResult" table:formula="of:=ROUND([.E29]; 4)" office:value-type="float" office:value="1.1547" calcext:value-type="float">
            <text:p>1,1547</text:p>
          </table:table-cell>
          <table:table-cell table:style-name="Calc" office:value-type="string" calcext:value-type="string">
            <text:p>×</text:p>
          </table:table-cell>
          <table:table-cell table:style-name="InterimResult" table:formula="of:=1 / SQRT(1 - (([.C27] * LightSpeed / LightSpeed)^2))" office:value-type="float" office:value="1.15470053837925" calcext:value-type="float">
            <text:p>1,15470053837925</text:p>
          </table:table-cell>
          <table:table-cell table:number-columns-repeated="59"/>
        </table:table-row>
        <table:table-row table:style-name="ro8">
          <table:table-cell/>
          <table:table-cell table:style-name="Calc" office:value-type="string" calcext:value-type="string">
            <text:p>Traveler time:</text:p>
          </table:table-cell>
          <table:table-cell table:style-name="CalcResult" table:formula="of:=ROUND(1 / [.E29]; 4)" office:value-type="float" office:value="0.866" calcext:value-type="float">
            <text:p>0,866</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alcResult" table:formula="of:=ROUND([.G36]; 4)" office:value-type="float" office:value="0" calcext:value-type="float">
            <text:p>0</text:p>
          </table:table-cell>
          <table:table-cell table:style-name="Calc" office:value-type="string" calcext:value-type="string">
            <text:p>c</text:p>
          </table:table-cell>
          <table:table-cell table:style-name="InterimResult" table:formula="of:=[.C36] / LightSpeed" office:value-type="float" office:value="0" calcext:value-type="float">
            <text:p>0</text:p>
          </table:table-cell>
          <table:table-cell table:style-name="InterimResult" table:number-columns-repeated="3"/>
          <table:table-cell table:number-columns-repeated="54"/>
        </table:table-row>
        <table:table-row table:style-name="ro8">
          <table:table-cell/>
          <table:table-cell table:style-name="Calc" office:value-type="string" calcext:value-type="string">
            <text:p>Final velocity:</text:p>
          </table:table-cell>
          <table:table-cell table:style-name="Input" office:value-type="float" office:value="11200" calcext:value-type="float">
            <text:p>11200</text:p>
          </table:table-cell>
          <table:table-cell table:style-name="Calc" office:value-type="string" calcext:value-type="string">
            <text:p>m/s or</text:p>
          </table:table-cell>
          <table:table-cell table:style-name="CalcResult" table:formula="of:=ROUND([.G37]; 4)" office:value-type="float" office:value="0" calcext:value-type="float">
            <text:p>0</text:p>
          </table:table-cell>
          <table:table-cell table:style-name="Calc" office:value-type="string" calcext:value-type="string">
            <text:p>c</text:p>
          </table:table-cell>
          <table:table-cell table:style-name="InterimResult" table:formula="of:=[.C37] / LightSpeed" office:value-type="float" office:value="0.000037359178662193" calcext:value-type="float">
            <text:p>3,7359178662193E-05</text:p>
          </table:table-cell>
          <table:table-cell table:style-name="InterimResult" table:formula="of:=MAX([.C36]; [.C37]) - MIN([.C36]; [.C37])" office:value-type="float" office:value="11200" calcext:value-type="float">
            <text:p>11200</text:p>
          </table:table-cell>
          <table:table-cell table:style-name="InterimResult" table:number-columns-repeated="2"/>
          <table:table-cell table:number-columns-repeated="54"/>
        </table:table-row>
        <table:table-row table:style-name="ro8">
          <table:table-cell/>
          <table:table-cell table:style-name="Calc" office:value-type="string" calcext:value-type="string">
            <text:p>Acc-/deceleration:</text:p>
          </table:table-cell>
          <table:table-cell table:style-name="Input" office:value-type="float" office:value="49" calcext:value-type="float">
            <text:p>49</text:p>
          </table:table-cell>
          <table:table-cell table:style-name="Calc" office:value-type="string" calcext:value-type="string">
            <text:p>m/s² or</text:p>
          </table:table-cell>
          <table:table-cell table:style-name="CalcResult" table:formula="of:=ROUND([.G38]; 2)" office:value-type="float" office:value="5" calcext:value-type="float">
            <text:p>5</text:p>
          </table:table-cell>
          <table:table-cell table:style-name="Calc" office:value-type="string" calcext:value-type="string">
            <text:p>g</text:p>
          </table:table-cell>
          <table:table-cell table:style-name="InterimResult" table:formula="of:=[.C38]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8">
          <table:table-cell/>
          <table:table-cell table:style-name="Calc"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Time required:</text:p>
          </table:table-cell>
          <table:table-cell table:style-name="CalcResultScientific" table:formula="of:=IF([.G40] &lt; 10^9; FIXED([.G40]; 0); [.G40])" office:value-type="string" office:string-value="229" calcext:value-type="string">
            <text:p>229</text:p>
          </table:table-cell>
          <table:table-cell table:style-name="Calc" office:value-type="string" calcext:value-type="string">
            <text:p>s or</text:p>
          </table:table-cell>
          <table:table-cell table:style-name="CalcResult" table:formula="of:=CONCATENATE(FIXED([.H40]; 0); &quot;h &quot;; [.I40]; &quot;m &quot;; [.J40]; &quot;s&quot;)" office:value-type="string" office:string-value="0h 3m 48s" calcext:value-type="string">
            <text:p>0h 3m 48s</text:p>
          </table:table-cell>
          <table:table-cell table:style-name="Calc"/>
          <table:table-cell table:style-name="InterimResult" table:formula="of:=[.H37] / ABS([.C38])" office:value-type="float" office:value="228.571428571429" calcext:value-type="float">
            <text:p>228,571428571429</text:p>
          </table:table-cell>
          <table:table-cell table:style-name="InterimResult" table:formula="of:=INT([.G40] / 3600)" office:value-type="float" office:value="0" calcext:value-type="float">
            <text:p>0</text:p>
          </table:table-cell>
          <table:table-cell table:style-name="InterimResult" table:formula="of:=INT(([.G40] - ([.H40] * 3600)) / 60)" office:value-type="float" office:value="3" calcext:value-type="float">
            <text:p>3</text:p>
          </table:table-cell>
          <table:table-cell table:style-name="InterimResult" table:formula="of:=INT([.G40] - ([.H40] * 3600) - ([.I40] * 60))" office:value-type="float" office:value="48" calcext:value-type="float">
            <text:p>48</text:p>
          </table:table-cell>
          <table:table-cell table:number-columns-repeated="54"/>
        </table:table-row>
        <table:table-row table:style-name="ro8">
          <table:table-cell/>
          <table:table-cell table:style-name="Calc" office:value-type="string" calcext:value-type="string">
            <text:p>Travel distance:</text:p>
          </table:table-cell>
          <table:table-cell table:style-name="CalcResult" table:formula="of:=IF([.G41] &lt; 10^9; FIXED([.G41]; 0); [.G41])" office:value-type="string" office:string-value="1.280.000" calcext:value-type="string">
            <text:p>1.280.000</text:p>
          </table:table-cell>
          <table:table-cell table:style-name="Calc" office:value-type="string" calcext:value-type="string">
            <text:p>m or</text:p>
          </table:table-cell>
          <table:table-cell table:style-name="CalcResult" table:formula="of:=IF([.G41] &lt; 10^9; FIXED([.G41] / 1000; 0); [.G41] / 1000)" office:value-type="string" office:string-value="1.280" calcext:value-type="string">
            <text:p>1.280</text:p>
          </table:table-cell>
          <table:table-cell table:style-name="Calc" office:value-type="string" calcext:value-type="string">
            <text:p>km</text:p>
          </table:table-cell>
          <table:table-cell table:style-name="InterimResult" table:formula="of:=( ([.C36] + [.C37]) * [.G40]) / 2" office:value-type="float" office:value="1280000" calcext:value-type="float">
            <text:p>1280000</text:p>
          </table:table-cell>
          <table:table-cell table:style-name="InterimResult" table:number-columns-repeated="3"/>
          <table:table-cell table:number-columns-repeated="54"/>
        </table:table-row>
        <table:table-row table:style-name="ro8">
          <table:table-cell/>
          <table:table-cell table:style-name="CalcBoxBottom" table:number-columns-repeated="5"/>
          <table:table-cell table:style-name="InterimResult" table:number-columns-repeated="4"/>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rrestria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Average speed:</text:p>
          </table:table-cell>
          <table:table-cell table:style-name="Input" office:value-type="float" office:value="4" calcext:value-type="float">
            <text:p>4</text:p>
          </table:table-cell>
          <table:table-cell table:style-name="Calc" office:value-type="string" calcext:value-type="string">
            <text:p>km/h</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 to travel:</text:p>
          </table:table-cell>
          <table:table-cell table:style-name="Input" office:value-type="float" office:value="100" calcext:value-type="float">
            <text:p>1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aily travel hours:</text:p>
          </table:table-cell>
          <table:table-cell table:style-name="Input" office:value-type="float" office:value="16" calcext:value-type="float">
            <text:p>16</text:p>
          </table:table-cell>
          <table:table-cell table:style-name="Calc" office:value-type="string" calcext:value-type="string">
            <text:p>h</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Distance per day:</text:p>
          </table:table-cell>
          <table:table-cell table:style-name="CalcResult" table:formula="of:=FIXED([.E51]; 0)" office:value-type="string" office:string-value="64" calcext:value-type="string">
            <text:p>64</text:p>
          </table:table-cell>
          <table:table-cell table:style-name="Calc" office:value-type="string" calcext:value-type="string">
            <text:p>km</text:p>
          </table:table-cell>
          <table:table-cell table:style-name="InterimResult" table:formula="of:=[.C47] * [.C49]" office:value-type="float" office:value="64" calcext:value-type="float">
            <text:p>64</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otal travel time:</text:p>
          </table:table-cell>
          <table:table-cell table:style-name="CalcResult" table:formula="of:=CONCATENATE([.F52]; &quot;d &quot;; [.G52]; &quot;h &quot;; [.H52]; &quot;m&quot;)" office:value-type="string" office:string-value="1d 13h 30m" calcext:value-type="string">
            <text:p>1d 13h 30m</text:p>
          </table:table-cell>
          <table:table-cell table:style-name="Calc"/>
          <table:table-cell table:style-name="InterimResult" table:formula="of:=[.C48] / [.E51]" office:value-type="float" office:value="1.5625" calcext:value-type="float">
            <text:p>1,5625</text:p>
          </table:table-cell>
          <table:table-cell table:style-name="InterimResult" table:formula="of:=INT([.E52])" office:value-type="float" office:value="1" calcext:value-type="float">
            <text:p>1</text:p>
          </table:table-cell>
          <table:table-cell table:style-name="InterimResult" table:formula="of:=INT(([.E52] - [.F52]) * 24)" office:value-type="float" office:value="13" calcext:value-type="float">
            <text:p>13</text:p>
          </table:table-cell>
          <table:table-cell table:style-name="InterimResult" table:formula="of:=INT((([.E52] - [.F52]) * 1440) - ([.G52] * 60))" office:value-type="float" office:value="30" calcext:value-type="float">
            <text:p>30</text:p>
          </table:table-cell>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4" table:number-rows-repeated="1048522">
          <table:table-cell table:number-columns-repeated="64"/>
        </table:table-row>
        <table:table-row table:style-name="ro4">
          <table:table-cell table:number-columns-repeated="64"/>
        </table:table-row>
      </table:table>
      <table:named-expressions>
        <table:named-range table:name="AbsMagSun" table:base-cell-address="$Constants.$C$12" table:cell-range-address="$Constants.$C$8"/>
        <table:named-range table:name="AbsoluteZero" table:base-cell-address="$Constants.$B$7" table:cell-range-address="$Constants.$C$14"/>
        <table:named-range table:name="Acre" table:base-cell-address="$Constants.$C$41" table:cell-range-address="$Constants.$F$86"/>
        <table:named-range table:name="AircraftCarrierMass" table:base-cell-address="$Constants.$F$25" table:cell-range-address="$Constants.$C$47"/>
        <table:named-range table:name="AirDensity" table:base-cell-address="$Constants.$F$70" table:cell-range-address="$Constants.$F$70"/>
        <table:named-range table:name="AlbedoEarth" table:base-cell-address="$Constants.$F$19" table:cell-range-address="$Constants.$F$66"/>
        <table:named-range table:name="AlbedoMoon" table:base-cell-address="$Constants.$C$20" table:cell-range-address="$Constants.$C$66"/>
        <table:named-range table:name="AngDiamMoon" table:base-cell-address="$Constants.$C$110" table:cell-range-address="$Constants.$C$43"/>
        <table:named-range table:name="AngDiamSun" table:base-cell-address="$Constants.$F$23" table:cell-range-address="$Constants.$F$43"/>
        <table:named-range table:name="AstroUnit" table:base-cell-address="$Constants.$E$7" table:cell-range-address="$Constants.$C$73"/>
        <table:named-range table:name="AtmosphericAbsorptionEarth" table:base-cell-address="$Constants.$F$106" table:cell-range-address="$Constants.$C$70"/>
        <table:named-range table:name="CeresMass" table:base-cell-address="$Constants.$C$33" table:cell-range-address="$Constants.$F$49"/>
        <table:named-range table:name="CubicFoot" table:base-cell-address="$Constants.$F$44" table:cell-range-address="$Constants.$C$88"/>
        <table:named-range table:name="CubicInch" table:base-cell-address="$Constants.$C$44" table:cell-range-address="$Constants.$F$87"/>
        <table:named-range table:name="CubicMile" table:base-cell-address="$Constants.$C$45" table:cell-range-address="$Constants.$F$88"/>
        <table:named-range table:name="DensityNeutronium" table:base-cell-address="$Constants.$F$29" table:cell-range-address="$Constants.$C$60"/>
        <table:named-range table:name="DiracConstant" table:base-cell-address="$Constants.$F$124" table:cell-range-address="$Constants.$C$27"/>
        <table:named-range table:name="EarthCrustMass" table:base-cell-address="$Constants.$F$26" table:cell-range-address="$Constants.$C$49"/>
        <table:named-range table:name="EarthDensity" table:base-cell-address="$Constants.$C$15" table:cell-range-address="$Constants.$C$64"/>
        <table:named-range table:name="EarthEscapeVelocity" table:base-cell-address="$Constants.$F$35" table:cell-range-address="$Constants.$F$56"/>
        <table:named-range table:name="EarthGravity" table:base-cell-address="$Constants.$C$16" table:cell-range-address="$Constants.$C$56"/>
        <table:named-range table:name="EarthMass" table:base-cell-address="$Constants.$F$14" table:cell-range-address="$Constants.$F$50"/>
        <table:named-range table:name="EarthRadius" table:base-cell-address="$Constants.$C$35" table:cell-range-address="$Constants.$F$40"/>
        <table:named-range table:name="EiffelTowerMass" table:base-cell-address="$Constants.$C$25" table:cell-range-address="$Constants.$F$46"/>
        <table:named-range table:name="EnergyChicxulub" table:base-cell-address="$Constants.$C$13" table:cell-range-address="$Constants.$F$32"/>
        <table:named-range table:name="EnergyEarthDestruction" table:base-cell-address="$Constants.$C$14" table:cell-range-address="$Constants.$F$35"/>
        <table:named-range table:name="EnergyFoe" table:base-cell-address="$Constants.$C$37" table:cell-range-address="$Constants.$C$37"/>
        <table:named-range table:name="EnergyHiroshimaBomb" table:base-cell-address="$Constants.$C$12" table:cell-range-address="$Constants.$F$31"/>
        <table:named-range table:name="EnergyJupiterDestruction" table:base-cell-address="$Constants.$F$114" table:cell-range-address="$Constants.$C$36"/>
        <table:named-range table:name="EnergyLightningBolt" table:base-cell-address="$Constants.$F$11" table:cell-range-address="$Constants.$C$31"/>
        <table:named-range table:name="EnergyMoonDestruction" table:base-cell-address="$Constants.$C$28" table:cell-range-address="$Constants.$C$35"/>
        <table:named-range table:name="EnergySolarFlare" table:base-cell-address="$Constants.$F$13" table:cell-range-address="$Constants.$C$33"/>
        <table:named-range table:name="EnergySunDestruction" table:base-cell-address="$Constants.$C$29" table:cell-range-address="$Constants.$F$36"/>
        <table:named-range table:name="EnergyTsarBomba" table:base-cell-address="$Constants.$F$12" table:cell-range-address="$Constants.$C$32"/>
        <table:named-range table:name="FifthRootOfHundred" table:base-cell-address="$Constants.$E$5" table:cell-range-address="$Constants.$C$93"/>
        <table:named-range table:name="GizaPyramidMass" table:base-cell-address="$Constants.$C$32" table:cell-range-address="$Constants.$C$48"/>
        <table:named-range table:name="GoldenGateBridgeMass" table:base-cell-address="$Constants.$C$26" table:cell-range-address="$Constants.$F$47"/>
        <table:named-range table:name="GravitationalConstant" table:base-cell-address="$Constants.$F$15" table:cell-range-address="$Constants.$C$54"/>
        <table:named-range table:name="HalleysCometMass" table:base-cell-address="$Constants.$F$32" table:cell-range-address="$Constants.$F$48"/>
        <table:named-range table:name="IllumDaylight" table:base-cell-address="$Constants.$F$104" table:cell-range-address="$Constants.$F$23"/>
        <table:named-range table:name="IllumDirectSun" table:base-cell-address="$Constants.$C$105" table:cell-range-address="$Constants.$C$24"/>
        <table:named-range table:name="IllumFullMoon" table:base-cell-address="$Constants.$C$103" table:cell-range-address="$Constants.$C$22"/>
        <table:named-range table:name="IllumStreetLight" table:base-cell-address="$Constants.$F$103" table:cell-range-address="$Constants.$F$22"/>
        <table:named-range table:name="IllumSunset" table:base-cell-address="$Constants.$C$104" table:cell-range-address="$Constants.$C$23"/>
        <table:named-range table:name="InternationalFoot" table:base-cell-address="$Constants.$F$39" table:cell-range-address="$Constants.$F$84"/>
        <table:named-range table:name="InternationalInch" table:base-cell-address="$Constants.$C$39" table:cell-range-address="$Constants.$C$84"/>
        <table:named-range table:name="InternationalMile" table:base-cell-address="$Constants.$F$40" table:cell-range-address="$Constants.$F$85"/>
        <table:named-range table:name="InternationalYard" table:base-cell-address="$Constants.$C$40" table:cell-range-address="$Constants.$C$85"/>
        <table:named-range table:name="IronAbundanceCrust" table:base-cell-address="$Constants.$C$27" table:cell-range-address="$Constants.$C$68"/>
        <table:named-range table:name="IronAbundanceEarth" table:base-cell-address="$Constants.$F$27" table:cell-range-address="$Constants.$F$68"/>
        <table:named-range table:name="ISSMass" table:base-cell-address="$Constants.$F$31" table:cell-range-address="$Constants.$C$46"/>
        <table:named-range table:name="JupiterMass" table:base-cell-address="$Constants.$C$37" table:cell-range-address="$Constants.$C$51"/>
        <table:named-range table:name="KilotonTNT" table:base-cell-address="$Constants.$C$120" table:cell-range-address="$Constants.$C$29"/>
        <table:named-range table:name="KilotonTNTCrater" table:base-cell-address="$Constants.$F$120" table:cell-range-address="$Constants.$F$29"/>
        <table:named-range table:name="LightSpeed" table:base-cell-address="$Constants.$C$11" table:cell-range-address="$Constants.$C$79"/>
        <table:named-range table:name="LuminositySun" table:base-cell-address="$Constants.$C$21" table:cell-range-address="$Constants.$C$19"/>
        <table:named-range table:name="MoonMass" table:base-cell-address="$Constants.$F$33" table:cell-range-address="$Constants.$C$50"/>
        <table:named-range table:name="MoonTidalForceEarth" table:base-cell-address="$Constants.$C$36" table:cell-range-address="$Constants.$C$57"/>
        <table:named-range table:name="NeutroniumEnergyDensity" table:base-cell-address="$Constants.$C$30" table:cell-range-address="$Constants.$F$60"/>
        <table:named-range table:name="NeutroniumHalflife" table:base-cell-address="$Constants.$F$30" table:cell-range-address="$Constants.$C$61"/>
        <table:named-range table:name="NeutronMeanLifetime" table:base-cell-address="$Constants.$C$31" table:cell-range-address="$Constants.$F$61"/>
        <table:named-range table:name="Ounce" table:base-cell-address="$Constants.$C$42" table:cell-range-address="$Constants.$C$89"/>
        <table:named-range table:name="ParsecInLY" table:base-cell-address="$Constants.$C$10" table:cell-range-address="$Constants.$C$82"/>
        <table:named-range table:name="PhotonDistributionConstant" table:base-cell-address="$Constants.$C$38" table:cell-range-address="$Constants.$F$12"/>
        <table:named-range table:name="Pound" table:base-cell-address="$Constants.$F$42" table:cell-range-address="$Constants.$F$89"/>
        <table:named-range table:name="RadiusMoon" table:base-cell-address="$Constants.$F$24" table:cell-range-address="$Constants.$C$40"/>
        <table:named-range table:name="RadiusSun" table:base-cell-address="$Constants.$F$22" table:cell-range-address="$Constants.$C$41"/>
        <table:named-range table:name="SecondsInYear" table:base-cell-address="$Constants.$C$36" table:cell-range-address="$Constants.$C$76"/>
        <table:named-range table:name="SemiMajorAxisMoon" table:base-cell-address="$Constants.$C$23" table:cell-range-address="$Constants.$F$73"/>
        <table:named-range table:name="SquareFoot" table:base-cell-address="$Constants.$F$43" table:cell-range-address="$Constants.$C$86"/>
        <table:named-range table:name="SquareMile" table:base-cell-address="$Constants.$F$41" table:cell-range-address="$Constants.$C$87"/>
        <table:named-range table:name="StefanBoltzmannConstant" table:base-cell-address="$Constants.$F$107" table:cell-range-address="$Constants.$C$17"/>
        <table:named-range table:name="SunMass" table:base-cell-address="$Constants.$F$16" table:cell-range-address="$Constants.$F$51"/>
        <table:named-range table:name="SunTidalForceEarth" table:base-cell-address="$Constants.$F$36" table:cell-range-address="$Constants.$F$57"/>
        <table:named-range table:name="TemperatureSun" table:base-cell-address="$Constants.$E$6" table:cell-range-address="$Constants.$F$14"/>
        <table:named-range table:name="Ton" table:base-cell-address="$Constants.$C$43" table:cell-range-address="$Constants.$C$90"/>
        <table:named-range table:name="VisMagMoon" table:base-cell-address="$Constants.$F$22" table:cell-range-address="$Constants.$C$9"/>
        <table:named-range table:name="VisMagSun" table:base-cell-address="$Constants.$C$22" table:cell-range-address="$Constants.$F$8"/>
        <table:named-range table:name="WiensDisplacementConstant" table:base-cell-address="$Constants.$F$123" table:cell-range-address="$Constants.$C$12"/>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2"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title="Benutzerdefiniert">
      <number:text/>
    </number:number-style>
    <number:number-style style:name="N109">
      <number:number number:decimal-places="2" loext:min-decimal-places="2" number:min-integer-digits="0">
        <number:embedded-text number:position="3"> </number:embedded-text>
      </number:number>
    </number:number-style>
    <style:style style:name="Default" style:family="table-cell">
      <style:table-cell-properties fo:background-color="#000000" style:diagonal-bl-tr="none" style:diagonal-tl-br="none"/>
      <style:text-properties fo:color="#dee7e5" fo:font-size="11pt" fo:text-shadow="none" style:font-name-asian="DejaVu Sans2"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padding-bottom="0.15cm" fo:padding-left="0.035cm" fo:padding-right="0.035cm" fo:padding-top="0.035cm" fo:border-right="none" fo:border-top="none"/>
      <style:text-properties fo:font-size="14pt" fo:font-style="normal" fo:text-shadow="1pt 1pt"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dotted #e8a202" fo:padding-bottom="0.049cm" fo:padding-left="0.101cm" fo:padding-right="0.101cm" fo:padding-top="0.049cm"/>
      <style:paragraph-properties fo:text-align="end"/>
      <style:text-properties fo:color="#dee7e5" fo:text-shadow="1pt 1pt"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fo:text-shadow="1pt 1pt" style:font-style-asian="normal" style:font-weight-asian="normal"/>
    </style:style>
    <style:style style:name="VerticalSpacing" style:family="table-cell" style:parent-style-name="Default">
      <style:text-properties fo:color="#000000"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fo:text-shadow="none" style:font-style-asian="normal" style:font-weight-asian="normal"/>
    </style:style>
    <style:style style:name="StandardEmphasis" style:family="table-cell" style:parent-style-name="Default">
      <style:table-cell-properties style:text-align-source="fix" style:repeat-content="false"/>
      <style:paragraph-properties fo:text-align="start"/>
      <style:text-properties fo:font-style="oblique" fo:text-shadow="1pt 1pt"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51pt 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style>
    <style:style style:name="CalcRemark" style:family="table-cell" style:parent-style-name="CalcResult">
      <style:table-cell-properties style:diagonal-bl-tr="none" style:diagonal-tl-br="none" style:text-align-source="fix" style:repeat-content="false" fo:wrap-option="wrap" style:vertical-align="top"/>
      <style:paragraph-properties fo:text-align="start"/>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08">
      <style:table-cell-properties fo:background-color="#383d3c" style:diagonal-bl-tr="none" style:diagonal-tl-br="none" fo:border="0.99pt solid #000000" fo:padding="0.035cm" style:shadow="none"/>
    </style:style>
    <style:style style:name="ConstantRemark" style:family="table-cell" style:parent-style-name="Constant">
      <style:table-cell-properties style:text-align-source="fix" style:repeat-content="false" fo:wrap-option="wrap" style:vertical-align="top"/>
      <style:paragraph-properties fo:text-align="start"/>
      <style:text-properties fo:font-size="10pt" fo:font-style="oblique" style:font-size-asian="10pt" style:font-style-asian="italic" style:font-weight-asian="normal"/>
    </style:style>
    <style:style style:name="CalcEmphasis" style:family="table-cell" style:parent-style-name="Calc">
      <style:text-properties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style:style style:name="ConstantEmphasis" style:family="table-cell" style:parent-style-name="Constant">
      <style:text-properties fo:font-style="oblique" style:text-underline-style="dotted" style:text-underline-width="auto" style:text-underline-color="#e8a202" fo:font-weight="bold" style:font-style-asian="italic" style:font-weight-asian="bold"/>
    </style:style>
    <style:style style:name="StandardWrap" style:family="table-cell" style:parent-style-name="Default">
      <style:table-cell-properties fo:background-color="#000000" style:diagonal-bl-tr="none" style:diagonal-tl-br="none" style:text-align-source="fix" style:repeat-content="false" fo:wrap-option="wrap" style:vertical-align="top"/>
      <style:paragraph-properties fo:text-align="start"/>
      <style:text-properties fo:text-shadow="1pt 1pt" style:font-style-asian="normal" style:font-weight-asian="normal"/>
    </style:style>
    <style:style style:name="StandardBackground" style:family="table-cell" style:parent-style-name="Default">
      <style:table-cell-properties fo:background-color="#000000" style:diagonal-bl-tr="none" style:diagonal-tl-br="none"/>
      <style:text-properties fo:color="#dee7e5" fo:text-shadow="1pt 1pt" style:text-underline-style="none" style:font-style-asian="normal" style:font-weight-asian="normal"/>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13">00.00.0000</text:date>, <text:time style:data-style-name="N2" text:time-value="23:03:39.303252085">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4.5.2$Linux_X86_64 LibreOffice_project/40$Build-2</meta:generator>
    <dc:description>2020-04-27- Dennis Murczak</dc:description>
    <dc:subject>Science fiction calculation spreadsheet for LibreOffice</dc:subject>
    <meta:keyword>science-fiction</meta:keyword>
    <meta:keyword>scifi</meta:keyword>
    <meta:keyword>worldbuilding</meta:keyword>
    <meta:keyword>calculations</meta:keyword>
    <meta:keyword>libreoffice</meta:keyword>
    <meta:keyword>libreoffice-calc</meta:keyword>
    <meta:keyword>spreadsheet</meta:keyword>
    <meta:keyword>astronomy</meta:keyword>
    <meta:keyword>astronomical-algorithms</meta:keyword>
    <meta:keyword>astronomy-astrophysics</meta:keyword>
    <meta:keyword>black-holes</meta:keyword>
    <meta:keyword>stars</meta:keyword>
    <meta:keyword>planets</meta:keyword>
    <meta:keyword>moons</meta:keyword>
    <meta:keyword>asteroids</meta:keyword>
    <meta:document-statistic meta:table-count="12" meta:cell-count="1488" meta:object-count="0"/>
    <meta:user-defined meta:name="URL">https://github.com/lortordermur/sfcalcsheet</meta:user-defined>
  </office:meta>
</office:document-meta>
</file>